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8958333333333334in"/>
    </style:style>
    <style:style style:name="co3" style:family="table-column">
      <style:table-column-properties fo:break-before="auto" style:column-width="1.2916666666666667in"/>
    </style:style>
    <style:style style:name="co4" style:family="table-column">
      <style:table-column-properties fo:break-before="auto" style:column-width="0.6666666666666666in"/>
    </style:style>
    <style:style style:name="co5" style:family="table-column">
      <style:table-column-properties fo:break-before="auto" style:column-width="0.6666666865348816in"/>
    </style:style>
    <style:style style:name="co6" style:family="table-column">
      <style:table-column-properties fo:break-before="auto" style:column-width="0.75in"/>
    </style:style>
    <style:style style:name="co7" style:family="table-column">
      <style:table-column-properties fo:break-before="auto" style:column-width="3.2708333333333335in"/>
    </style:style>
    <style:style style:name="co8" style:family="table-column">
      <style:table-column-properties fo:break-before="auto" style:column-width="2.4583333333333335in"/>
    </style:style>
    <style:style style:name="co9" style:family="table-column">
      <style:table-column-properties fo:break-before="auto" style:column-width="0.59375in"/>
    </style:style>
    <style:style style:name="co10" style:family="table-column">
      <style:table-column-properties fo:break-before="auto" style:column-width="2.78125in"/>
    </style:style>
    <style:style style:name="co11" style:family="table-column">
      <style:table-column-properties fo:break-before="auto" style:column-width="3.1770833333333335in"/>
    </style:style>
    <style:style style:name="co12" style:family="table-column">
      <style:table-column-properties fo:break-before="auto" style:column-width="3.0833333333333335in"/>
    </style:style>
    <style:style style:name="co13" style:family="table-column">
      <style:table-column-properties fo:break-before="auto" style:column-width="2.6666666666666665in"/>
    </style:style>
    <style:style style:name="co14" style:family="table-column">
      <style:table-column-properties fo:break-before="auto" style:column-width="2.3854166666666665in"/>
    </style:style>
    <style:style style:name="co15" style:family="table-column">
      <style:table-column-properties fo:break-before="auto" style:column-width="4.15625in"/>
    </style:style>
    <style:style style:name="co16" style:family="table-column">
      <style:table-column-properties fo:break-before="auto" style:column-width="2.96875in"/>
    </style:style>
    <style:style style:name="co17" style:family="table-column">
      <style:table-column-properties fo:break-before="auto" style:column-width="1.15625in"/>
    </style:style>
    <style:style style:name="co18" style:family="table-column">
      <style:table-column-properties fo:break-before="auto" style:column-width="0.9166666666666666in"/>
    </style:style>
    <style:style style:name="co19" style:family="table-column">
      <style:table-column-properties fo:break-before="auto" style:column-width="2.5208333333333335in"/>
    </style:style>
    <style:style style:name="co20" style:family="table-column">
      <style:table-column-properties fo:break-before="auto" style:column-width="2.3125in"/>
    </style:style>
    <style:style style:name="co21" style:family="table-column">
      <style:table-column-properties fo:break-before="auto" style:column-width="1.4270833333333333in"/>
    </style:style>
    <style:style style:name="co22" style:family="table-column">
      <style:table-column-properties fo:break-before="auto" style:column-width="1.8125in"/>
    </style:style>
    <style:style style:name="co23" style:family="table-column">
      <style:table-column-properties fo:break-before="auto" style:column-width="2.1770833333333335in"/>
    </style:style>
    <style:style style:name="co24" style:family="table-column">
      <style:table-column-properties fo:break-before="auto" style:column-width="2.0729166666666665in"/>
    </style:style>
    <style:style style:name="co25" style:family="table-column">
      <style:table-column-properties fo:break-before="auto" style:column-width="3.28125in"/>
    </style:style>
    <style:style style:name="co26" style:family="table-column">
      <style:table-column-properties fo:break-before="auto" style:column-width="3.4479166666666665in"/>
    </style:style>
    <style:style style:name="ro1" style:family="table-row">
      <style:table-row-properties style:row-height="0.17708333333333334in" fo:break-before="auto" style:use-optimal-row-height="false"/>
    </style:style>
    <style:style style:name="ro2" style:family="table-row">
      <style:table-row-properties style:row-height="1.9479166666666667in" fo:break-before="auto" style:use-optimal-row-height="true"/>
    </style:style>
    <style:style style:name="ro3" style:family="table-row">
      <style:table-row-properties style:row-height="3.8958333333333335in" fo:break-before="auto" style:use-optimal-row-height="true"/>
    </style:style>
    <style:style style:name="ro4" style:family="table-row">
      <style:table-row-properties style:row-height="0.17708333333333334in" fo:break-before="auto" style:use-optimal-row-height="true"/>
    </style:style>
    <style:style style:name="ro5" style:family="table-row">
      <style:table-row-properties style:row-height="0.1875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20833333333333334in"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PR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style:vertical-align="middle"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style:vertical-align="middle"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0">
      <style:table-cell-properties style:vertical-align="bottom"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
    <style:style style:name="ce35"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0">
      <style:table-cell-properties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style:vertical-align="middle"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adme" table:style-name="ta1" table:print="false">
        <office:forms form:automatic-focus="false" form:apply-design-mode="false"/>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1" table:default-cell-style-name="ce15" table:number-columns-repeated="250"/>
        <table:table-row table:number-rows-repeated="1" table:style-name="ro1"/>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row>
        <table:table-row table:number-rows-repeated="1" table:style-name="ro1"/>
        <table:table-row table:style-name="ro4">
          <table:table-cell/>
          <table:table-cell table:style-name="ce22" table:number-columns-spanned="2" table:number-rows-spanned="1" office:value-type="string">
            <text:p>Language codes</text:p>
          </table:table-cell>
          <table:covered-table-cell/>
        </table:table-row>
        <table:table-row table:style-name="ro5"/>
        <table:table-row table:style-name="ro4">
          <table:table-cell/>
          <table:table-cell table:style-name="ce21" office:value-type="string">
            <text:p>bg</text:p>
          </table:table-cell>
          <table:table-cell table:style-name="ce21" office:value-type="string">
            <text:p>Bulgarian</text:p>
          </table:table-cell>
        </table:table-row>
        <table:table-row table:style-name="ro4">
          <table:table-cell/>
          <table:table-cell table:style-name="ce23" office:value-type="string">
            <text:p>ca</text:p>
          </table:table-cell>
          <table:table-cell table:style-name="ce23" office:value-type="string">
            <text:p>Catalan</text:p>
          </table:table-cell>
        </table:table-row>
        <table:table-row table:style-name="ro4">
          <table:table-cell/>
          <table:table-cell table:style-name="ce23" office:value-type="string">
            <text:p>cs</text:p>
          </table:table-cell>
          <table:table-cell table:style-name="ce23" office:value-type="string">
            <text:p>Czech</text:p>
          </table:table-cell>
        </table:table-row>
        <table:table-row table:style-name="ro4">
          <table:table-cell/>
          <table:table-cell table:style-name="ce23" office:value-type="string">
            <text:p>da</text:p>
          </table:table-cell>
          <table:table-cell table:style-name="ce23" office:value-type="string">
            <text:p>Danish</text:p>
          </table:table-cell>
        </table:table-row>
        <table:table-row table:style-name="ro4">
          <table:table-cell/>
          <table:table-cell table:style-name="ce23" office:value-type="string">
            <text:p>de</text:p>
          </table:table-cell>
          <table:table-cell table:style-name="ce23" office:value-type="string">
            <text:p>German</text:p>
          </table:table-cell>
        </table:table-row>
        <table:table-row table:style-name="ro4">
          <table:table-cell/>
          <table:table-cell table:style-name="ce23" office:value-type="string">
            <text:p>en</text:p>
          </table:table-cell>
          <table:table-cell table:style-name="ce23" office:value-type="string">
            <text:p>English</text:p>
          </table:table-cell>
        </table:table-row>
        <table:table-row table:style-name="ro5">
          <table:table-cell/>
          <table:table-cell table:style-name="ce23" office:value-type="string">
            <text:p>es</text:p>
          </table:table-cell>
          <table:table-cell table:style-name="ce23" office:value-type="string">
            <text:p>Spanish</text:p>
          </table:table-cell>
        </table:table-row>
        <table:table-row table:style-name="ro5">
          <table:table-cell/>
          <table:table-cell table:style-name="ce23" office:value-type="string">
            <text:p>fr</text:p>
          </table:table-cell>
          <table:table-cell table:style-name="ce23" office:value-type="string">
            <text:p>French</text:p>
          </table:table-cell>
        </table:table-row>
        <table:table-row table:style-name="ro4">
          <table:table-cell/>
          <table:table-cell table:style-name="ce23" office:value-type="string">
            <text:p>it</text:p>
          </table:table-cell>
          <table:table-cell table:style-name="ce23" office:value-type="string">
            <text:p>Italian</text:p>
          </table:table-cell>
        </table:table-row>
        <table:table-row table:style-name="ro5">
          <table:table-cell/>
          <table:table-cell table:style-name="ce23" office:value-type="string">
            <text:p>ka</text:p>
          </table:table-cell>
          <table:table-cell table:style-name="ce23" office:value-type="string">
            <text:p>Georgian</text:p>
          </table:table-cell>
        </table:table-row>
        <table:table-row table:style-name="ro5">
          <table:table-cell/>
          <table:table-cell table:style-name="ce23" office:value-type="string">
            <text:p>nl</text:p>
          </table:table-cell>
          <table:table-cell table:style-name="ce23" office:value-type="string">
            <text:p>Dutch</text:p>
          </table:table-cell>
        </table:table-row>
        <table:table-row table:style-name="ro5">
          <table:table-cell/>
          <table:table-cell table:style-name="ce23" office:value-type="string">
            <text:p>pl</text:p>
          </table:table-cell>
          <table:table-cell table:style-name="ce23" office:value-type="string">
            <text:p>Polish</text:p>
          </table:table-cell>
        </table:table-row>
        <table:table-row table:style-name="ro5">
          <table:table-cell/>
          <table:table-cell table:style-name="ce23" office:value-type="string">
            <text:p>pt</text:p>
          </table:table-cell>
          <table:table-cell table:style-name="ce23" office:value-type="string">
            <text:p>Portuguese</text:p>
          </table:table-cell>
        </table:table-row>
        <table:table-row table:style-name="ro4">
          <table:table-cell/>
          <table:table-cell table:style-name="ce23" office:value-type="string">
            <text:p>ro</text:p>
          </table:table-cell>
          <table:table-cell table:style-name="ce23" office:value-type="string">
            <text:p>Romanian</text:p>
          </table:table-cell>
        </table:table-row>
        <table:table-row table:style-name="ro4">
          <table:table-cell/>
          <table:table-cell table:style-name="ce23" office:value-type="string">
            <text:p>ru</text:p>
          </table:table-cell>
          <table:table-cell table:style-name="ce23" office:value-type="string">
            <text:p>Russian</text:p>
          </table:table-cell>
        </table:table-row>
        <table:table-row table:style-name="ro4">
          <table:table-cell/>
          <table:table-cell table:style-name="ce23" office:value-type="string">
            <text:p>tr</text:p>
          </table:table-cell>
          <table:table-cell table:style-name="ce23" office:value-type="string">
            <text:p>Turkish</text:p>
          </table:table-cell>
        </table:table-row>
        <table:table-row table:style-name="ro4">
          <table:table-cell/>
          <table:table-cell table:style-name="ce23" office:value-type="string">
            <text:p>ua</text:p>
          </table:table-cell>
          <table:table-cell table:style-name="ce23" office:value-type="string">
            <text:p>Ukrainian</text:p>
          </table:table-cell>
        </table:table-row>
        <table:table-row table:style-name="ro4">
          <table:table-cell/>
          <table:table-cell table:style-name="ce23" office:value-type="string">
            <text:p>vi</text:p>
          </table:table-cell>
          <table:table-cell table:style-name="ce23" office:value-type="string">
            <text:p>Vietnamese</text:p>
          </table:table-cell>
        </table:table-row>
        <table:table-row table:style-name="ro4">
          <table:table-cell/>
          <table:table-cell table:style-name="ce23" office:value-type="string">
            <text:p>zh</text:p>
          </table:table-cell>
          <table:table-cell table:style-name="ce23" office:value-type="string">
            <text:p>Simplified Chinese</text:p>
          </table:table-cell>
        </table:table-row>
        <table:table-row table:style-name="ro4">
          <table:table-cell/>
          <table:table-cell table:style-name="ce21" office:value-type="string">
            <text:p>lt</text:p>
          </table:table-cell>
          <table:table-cell table:style-name="ce21" office:value-type="string">
            <text:p>Lithuanian</text:p>
          </table:table-cell>
        </table:table-row>
      </table:table>
      <table:table table:name="PRS+" table:style-name="ta2" table:print="false">
        <office:forms form:automatic-focus="false" form:apply-design-mode="fal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4"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4" table:number-columns-repeated="3" table:default-cell-style-name="ce-1"/>
        <table:table-column table:style-name="co5" table:default-cell-style-name="ce15" table:number-columns-repeated="230"/>
        <table:table-row table:style-name="ro5">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row>
        <table:table-row table:style-name="ro5">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style-name="ce23" office:value-type="string">
            <text:p>Lista autorów</text:p>
          </table:table-cell>
          <table:table-cell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style-name="ce23" office:value-type="string">
            <text:p>Autorzy</text:p>
          </table:table-cell>
          <table:table-cell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row>
        <table:table-row table:style-name="ro5">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style-name="ce23" office:value-type="string">
            <text:p>Brak autorów</text:p>
          </table:table-cell>
          <table:table-cell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row>
        <table:table-row table:style-name="ro5">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style-name="ce23" office:value-type="string">
            <text:p>Minimalna ilość książek na autora</text:p>
          </table:table-cell>
          <table:table-cell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row>
        <table:table-row table:style-name="ro5">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style-name="ce23" office:value-type="string">
            <text:p>Poprzednia książka</text:p>
          </table:table-cell>
          <table:table-cell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row>
        <table:table-row table:style-name="ro5">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office:value-type="string">
            <text:p>Pomiń menu książki</text:p>
          </table:table-cell>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row>
        <table:table-row table:style-name="ro5">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office:value-type="string">
            <text:p>Historia</text:p>
          </table:table-cell>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office:value-type="string">
            <text:p>Historia książki</text:p>
          </table:table-cell>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row>
        <table:table-row table:style-name="ro5">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office:value-type="string">
            <text:p>Zawsze</text:p>
          </table:table-cell>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a</text:p>
          </table:table-cell>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office:value-type="string">
            <text:p>Nigdy</text:p>
          </table:table-cell>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Off</text:p>
          </table:table-cell>
          <table:table-cell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e</text:p>
          </table:table-cell>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On</text:p>
          </table:table-cell>
          <table:table-cell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e</text:p>
          </table:table-cell>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office:value-type="string">
            <text:p>Wejście w książkę</text:p>
          </table:table-cell>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row>
        <table:table-row table:style-name="ro5">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office:value-type="string">
            <text:p>Wyjście z książki</text:p>
          </table:table-cell>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row>
        <table:table-row table:style-name="ro5">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style-name="ce24" office:value-type="string">
            <text:p>Dodaj kolekcję przeczytanych książek</text:p>
          </table:table-cell>
          <table:table-cell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row>
        <table:table-row table:style-name="ro5">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style-name="ce24" office:value-type="string">
            <text:p>Widok wszystkich miniaturek</text:p>
          </table:table-cell>
          <table:table-cell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row>
        <table:table-row table:style-name="ro5">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style-name="ce24" office:value-type="string">
            <text:p>Automatyczne oznaczanie jako 'Nowe'</text:p>
          </table:table-cell>
          <table:table-cell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row>
        <table:table-row table:style-name="ro5">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style-name="ce24" office:value-type="string">
            <text:p>Znaczniki książki</text:p>
          </table:table-cell>
          <table:table-cell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row>
        <table:table-row table:style-name="ro5">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style-name="ce24" office:value-type="string">
            <text:p>Po wybraniu trybu ręcznego, tworzony jest nowy wpis do zmiany znacznika w menu.\n Skorzystaj ze znacznika, w celu śledzenia przeczytanych książek.</text:p>
          </table:table-cell>
          <table:table-cell table:number-columns-repeated="2"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row>
        <table:table-row table:style-name="ro5">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style-name="ce24" office:value-type="string">
            <text:p>Wybór książki</text:p>
          </table:table-cell>
          <table:table-cell table:number-columns-repeated="2"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style-name="ce24" office:value-type="string">
            <text:p>Lista książek: Wstecz</text:p>
          </table:table-cell>
          <table:table-cell table:number-columns-repeated="2"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row>
        <table:table-row table:style-name="ro5">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style-name="ce24" office:value-type="string">
            <text:p>Lista książek: Dalej</text:p>
          </table:table-cell>
          <table:table-cell table:number-columns-repeated="2"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row>
        <table:table-row table:style-name="ro5">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style-name="ce24" office:value-type="string">
            <text:p>Lista książek: Następne książki</text:p>
          </table:table-cell>
          <table:table-cell table:number-columns-repeated="2"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row>
        <table:table-row table:style-name="ro5">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style-name="ce24" office:value-type="string">
            <text:p>Lista książek: Poprzednie książki</text:p>
          </table:table-cell>
          <table:table-cell table:number-columns-repeated="2"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row>
        <table:table-row table:style-name="ro5">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style-name="ce24" office:value-type="string">
            <text:p>Lista książek: Wybierz kolekcje</text:p>
          </table:table-cell>
          <table:table-cell table:number-columns-repeated="2"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row>
        <table:table-row table:style-name="ro5">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style-name="ce24" office:value-type="string">
            <text:p>Książki tego samego autora</text:p>
          </table:table-cell>
          <table:table-cell table:number-columns-repeated="2"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row>
        <table:table-row table:style-name="ro5">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style-name="ce24" office:value-type="string">
            <text:p>To ustawienie nie zmienia aktualnej czytanej pozycji</text:p>
          </table:table-cell>
          <table:table-cell table:number-columns-repeated="2"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row>
        <table:table-row table:style-name="ro5">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style-name="ce24" office:value-type="string">
            <text:p>Wyczyść historię strony przy wyłączaniu</text:p>
          </table:table-cell>
          <table:table-cell table:number-columns-repeated="2"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style-name="ce24" office:value-type="string">
            <text:p>Kolekcje</text:p>
          </table:table-cell>
          <table:table-cell table:number-columns-repeated="2"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row>
        <table:table-row table:style-name="ro5">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style-name="ce24" office:value-type="string">
            <text:p>Wyszukiwanie treści</text:p>
          </table:table-cell>
          <table:table-cell table:number-columns-repeated="2" table:style-name="ce24"/>
          <table:table-cell table:style-name="ce23" office:value-type="string">
            <text:p>Поиск по тексту</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style-name="ce24" office:value-type="string">
            <text:p>Pozwalaj na wyszukiwanie tekstu we wszystkich książkach listy/kolekcji/katalogu. Dostęp przez standardową funkcje wyszukiwania</text:p>
          </table:table-cell>
          <table:table-cell table:number-columns-repeated="2"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style-name="ce24" office:value-type="string">
            <text:p>Konfiguracja listy książek w głównym menu</text:p>
          </table:table-cell>
          <table:table-cell table:number-columns-repeated="2"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row>
        <table:table-row table:style-name="ro5">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style-name="ce24" office:value-type="string">
            <text:p>Usuń archiwum</text:p>
          </table:table-cell>
          <table:table-cell table:number-columns-repeated="2" table:style-name="ce24"/>
          <table:table-cell table:style-name="ce23" office:value-type="string">
            <text:p>Удалить архив</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office:value-type="string">
            <text:p>Ukryj dodawanie nowej kolekcji</text:p>
          </table:table-cell>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row>
        <table:table-row table:style-name="ro5">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office:value-type="string">
            <text:p>Ukryj zakupione książki</text:p>
          </table:table-cell>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row>
        <table:table-row table:style-name="ro5">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office:value-type="string">
            <text:p>Ukryj zapisane notatki</text:p>
          </table:table-cell>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row>
        <table:table-row table:style-name="ro5">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office:value-type="string">
            <text:p>Ukryj nieprzeczytane książki</text:p>
          </table:table-cell>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row>
        <table:table-row table:style-name="ro5">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office:value-type="string">
            <text:p>Ukryj nieprzeczytane czasopisma</text:p>
          </table:table-cell>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row>
        <table:table-row table:style-name="ro5">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style-name="ce24" office:value-type="string">
            <text:p>Wyniki</text:p>
          </table:table-cell>
          <table:table-cell table:number-columns-repeated="2" table:style-name="ce24"/>
          <table:table-cell table:style-name="ce23" office:value-type="string">
            <text:p>Хиты</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style-name="ce24" office:value-type="string">
            <text:p>Tylko w menu głównym</text:p>
          </table:table-cell>
          <table:table-cell table:number-columns-repeated="2"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row>
        <table:table-row table:style-name="ro5">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style-name="ce24" office:value-type="string">
            <text:p>Przyciski stron w menu głównym</text:p>
          </table:table-cell>
          <table:table-cell table:number-columns-repeated="2"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row>
        <table:table-row table:style-name="ro5">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style-name="ce24" office:value-type="string">
            <text:p>Ignoruj karty pamięci</text:p>
          </table:table-cell>
          <table:table-cell table:number-columns-repeated="2"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row>
        <table:table-row table:style-name="ro5">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style-name="ce24" office:value-type="string">
            <text:p>Ostatnio dodane książki</text:p>
          </table:table-cell>
          <table:table-cell table:number-columns-repeated="2"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row>
        <table:table-row table:style-name="ro5">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style-name="ce24" office:value-type="string">
            <text:p>Ostatnio czytane książki</text:p>
          </table:table-cell>
          <table:table-cell table:number-columns-repeated="2"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row>
        <table:table-row table:style-name="ro5">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style-name="ce24" office:value-type="string">
            <text:p>Ręczne oznaczanie</text:p>
          </table:table-cell>
          <table:table-cell table:number-columns-repeated="2"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row>
        <table:table-row table:style-name="ro5">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style-name="ce24" office:value-type="string">
            <text:p>Ręczna oznaczanie jako 'Nowe'</text:p>
          </table:table-cell>
          <table:table-cell table:number-columns-repeated="2"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row>
        <table:table-row table:style-name="ro5">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style-name="ce24" office:value-type="string">
            <text:p>Oznaczenie wszystkich książek</text:p>
          </table:table-cell>
          <table:table-cell table:number-columns-repeated="2"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row>
        <table:table-row table:style-name="ro5">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style-name="ce24" office:value-type="string">
            <text:p>Oznaczenie wszystkich książek jako przeczytane</text:p>
          </table:table-cell>
          <table:table-cell table:number-columns-repeated="2"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row>
        <table:table-row table:style-name="ro5">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style-name="ce24" office:value-type="string">
            <text:p>Oznaczenie wszystkich książek jako nieprzeczytane</text:p>
          </table:table-cell>
          <table:table-cell table:number-columns-repeated="2"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row>
        <table:table-row table:style-name="ro5">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style-name="ce24" office:value-type="string">
            <text:p>Oznaczenie jako przeczytana</text:p>
          </table:table-cell>
          <table:table-cell table:number-columns-repeated="2"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row>
        <table:table-row table:style-name="ro5">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style-name="ce24" office:value-type="string">
            <text:p>Oznaczenie jako nieprzeczytana</text:p>
          </table:table-cell>
          <table:table-cell table:number-columns-repeated="2"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row>
        <table:table-row table:style-name="ro5">
          <table:table-cell table:style-name="ce24"/>
          <table:table-cell table:style-name="ce23" office:value-type="string">
            <text:p>MARK_ALL_BOOKS_HELP</text:p>
          </table:table-cell>
          <table:table-cell table:style-name="ce23" office:value-type="string">
            <text:p>Marks ALL Books wh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office:value-type="string">
            <text:p>Pažymi VISAS knygas kaip skaitytas arba atvirkščiai. Veikasmas negrįžtamas!</text:p>
          </table:table-cell>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style-name="ce24" office:value-type="string">
            <text:p>Oznaczenie wszystkich książek jako przeczytane lub nieprzeczytane. Tej akcji nie można cofnąć!</text:p>
          </table:table-cell>
          <table:table-cell table:number-columns-repeated="2" table:style-name="ce24"/>
          <table:table-cell table:style-name="ce30" office:value-type="string">
            <text:p>Меняет состояние всех книги! Отмена невозможна!</text:p>
          </table:table-cell>
          <table:table-cell table:style-name="ce30"/>
          <table:table-cell table:style-name="ce23"/>
          <table:table-cell table:number-columns-repeated="6"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style-name="ce23" office:value-type="string">
            <text:p>Wymaga ponownego uruchomienia</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style-name="ce24" office:value-type="string">
            <text:p>Następne książki w kolekcji</text:p>
          </table:table-cell>
          <table:table-cell table:number-columns-repeated="2"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row>
        <table:table-row table:style-name="ro5">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style-name="ce24" office:value-type="string">
            <text:p>Następne w</text:p>
          </table:table-cell>
          <table:table-cell table:number-columns-repeated="2"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office:value-type="string">
            <text:p>z</text:p>
          </table:table-cell>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office:value-type="string">
            <text:p>Pokazuj tylko ze strony</text:p>
          </table:table-cell>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35"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row>
        <table:table-row table:style-name="ro5">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style-name="ce24" office:value-type="string">
            <text:p>Wciśnij aby scrollować / Przytrzymaj aby przełączyć listę</text:p>
          </table:table-cell>
          <table:table-cell table:number-columns-repeated="2"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row>
        <table:table-row table:style-name="ro5">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style-name="ce24" office:value-type="string">
            <text:p>Przyciśnij aby przełączyć / Przytrzymaj, aby scrollować listę</text:p>
          </table:table-cell>
          <table:table-cell table:number-columns-repeated="2"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row>
        <table:table-row table:style-name="ro5">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style-name="ce24" office:value-type="string">
            <text:p>Postęp</text:p>
          </table:table-cell>
          <table:table-cell table:number-columns-repeated="2" table:style-name="ce24"/>
          <table:table-cell table:style-name="ce23" office:value-type="string">
            <text:p>Выполнение</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office:value-type="string">
            <text:p>Formatowanie aktualnej książki</text:p>
          </table:table-cell>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row>
        <table:table-row table:style-name="ro5">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office:value-type="string">
            <text:p>Formatowanie miniaturek</text:p>
          </table:table-cell>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row>
        <table:table-row table:style-name="ro5">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style-name="ce24" office:value-type="string">
            <text:p>Losowe książki</text:p>
          </table:table-cell>
          <table:table-cell table:number-columns-repeated="2"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row>
        <table:table-row table:style-name="ro5">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style-name="ce24" office:value-type="string">
            <text:p>Czytane książki</text:p>
          </table:table-cell>
          <table:table-cell table:number-columns-repeated="2"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row>
        <table:table-row table:style-name="ro5">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office:value-type="string">
            <text:p>Usunięcie znacznika Nowe</text:p>
          </table:table-cell>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row>
        <table:table-row table:style-name="ro5">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style-name="ce24" office:value-type="string">
            <text:p>Przeszukać treść książki?</text:p>
          </table:table-cell>
          <table:table-cell table:number-columns-repeated="2" table:style-name="ce24"/>
          <table:table-cell table:style-name="ce23" office:value-type="string">
            <text:p>Искать в тексте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style-name="ce24" office:value-type="string">
            <text:p>Przeszukiwanie treści</text:p>
          </table:table-cell>
          <table:table-cell table:number-columns-repeated="2" table:style-name="ce24"/>
          <table:table-cell table:style-name="ce23" office:value-type="string">
            <text:p>Поиск по тексту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style-name="ce24" office:value-type="string">
            <text:p>Przeszukiwanie kolekcji</text:p>
          </table:table-cell>
          <table:table-cell table:number-columns-repeated="2"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row>
        <table:table-row table:style-name="ro5">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office:value-type="string">
            <text:p>Oznaczanie flagą Nowe</text:p>
          </table:table-cell>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row>
        <table:table-row table:style-name="ro5">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style-name="ce24" office:value-type="string">
            <text:p>Pokazuj strzałki w menu głównym</text:p>
          </table:table-cell>
          <table:table-cell table:number-columns-repeated="2"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row>
        <table:table-row table:style-name="ro5">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office:value-type="string">
            <text:p>Pokazuj postęp czytania</text:p>
          </table:table-cell>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row>
        <table:table-row table:style-name="ro5">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office:value-type="string">
            <text:p>Pokazuj dla aktualnej książki</text:p>
          </table:table-cell>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row>
        <table:table-row table:style-name="ro5">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office:value-type="string">
            <text:p>Pokazuj dla miniaturek</text:p>
          </table:table-cell>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row>
        <table:table-row table:style-name="ro5">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style-name="ce24" office:value-type="string">
            <text:p>Pod-kolekcje</text:p>
          </table:table-cell>
          <table:table-cell table:number-columns-repeated="2"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row>
        <table:table-row table:style-name="ro5">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style-name="ce24" office:value-type="string">
            <text:p>Seperator pod-kolekcji</text:p>
          </table:table-cell>
          <table:table-cell table:number-columns-repeated="2"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office:value-type="string">
            <text:p>Zarządzanie książkami</text:p>
          </table:table-cell>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row>
        <table:table-row table:style-name="ro5">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style-name="ce24" office:value-type="string">
            <text:p>Traktuj czasopisma jak książki</text:p>
          </table:table-cell>
          <table:table-cell table:number-columns-repeated="2"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office:value-type="string">
            <text:p>Žymėti skaityta/neskaityta</text:p>
          </table:table-cell>
          <table:table-cell table:style-name="ce24" office:value-type="string">
            <text:p>Marca Llegit/No Llegit</text:p>
          </table:table-cell>
          <table:table-cell table:style-name="ce24"/>
          <table:table-cell table:style-name="ce23" office:value-type="string">
            <text:p>Markeer gelezen/ongelezen</text:p>
          </table:table-cell>
          <table:table-cell table:style-name="ce23" office:value-type="string">
            <text:p>Oznacz przeczytane/nieprzeczytane</text:p>
          </table:table-cell>
          <table:table-cell table:number-columns-repeated="2" table:style-name="ce24"/>
          <table:table-cell table:style-name="ce23" office:value-type="string">
            <text:p>Прочитано/Не прочитано</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MISCELANOUS</text:p>
          </table:table-cell>
          <table:table-cell table:style-name="ce23" office:value-type="string">
            <text:p>Miscel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office:value-type="string">
            <text:p>Įvairūs</text:p>
          </table:table-cell>
          <table:table-cell table:style-name="ce24" office:value-type="string">
            <text:p>Miscelànea</text:p>
          </table:table-cell>
          <table:table-cell table:style-name="ce24"/>
          <table:table-cell table:style-name="ce23" office:value-type="string">
            <text:p>Diverse</text:p>
          </table:table-cell>
          <table:table-cell table:style-name="ce23" office:value-type="string">
            <text:p>Różne</text:p>
          </table:table-cell>
          <table:table-cell table:number-columns-repeated="2" table:style-name="ce24"/>
          <table:table-cell table:style-name="ce23" office:value-type="string">
            <text:p>Разное</text:p>
          </table:table-cell>
          <table:table-cell table:style-name="ce30"/>
          <table:table-cell table:style-name="ce23"/>
          <table:table-cell table:number-columns-repeated="6" table:style-name="ce24"/>
        </table:table-row>
        <table:table-row table:style-name="ro5">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style-name="ce23" office:value-type="string">
            <text:p>Czy na pewno chcesz usunąć to archiwum?</text:p>
          </table:table-cell>
          <table:table-cell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office:value-type="string">
            <text:p>Kopiowanie książek</text:p>
          </table:table-cell>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row>
        <table:table-row table:style-name="ro5">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office:value-type="string">
            <text:p>Błąd, plik docelowy już istnieje</text:p>
          </table:table-cell>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row>
        <table:table-row table:style-name="ro5">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office:value-type="string">
            <text:p>Błąd otwierania książki, \nprawdopodobnie musisz wyjąć i ponownie włożyć kartę pamięci</text:p>
          </table:table-cell>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row>
        <table:table-row table:style-name="ro5">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office:value-type="string">
            <text:p>Błąd kopiowania książki</text:p>
          </table:table-cell>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row>
        <table:table-row table:style-name="ro5">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style-name="ce23" office:value-type="string">
            <text:p>Błąd podczas rozpakowywania archiwum</text:p>
          </table:table-cell>
          <table:table-cell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row>
        <table:table-row table:style-name="ro5">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ყველაფერი რიგზეა</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Accoord</text:p>
          </table:table-cell>
          <table:table-cell table:style-name="ce23" office:value-type="string">
            <text:p>OK</text:p>
          </table:table-cell>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OK</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style-name="ce23" office:value-type="string">
            <text:p>Rozpakowywanie</text:p>
          </table:table-cell>
          <table:table-cell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row>
        <table:table-row table:style-name="ro5">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nie katalogów</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office:value-type="string">
            <text:p>Przeglądanie systemu plików</text:p>
          </table:table-cell>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row>
        <table:table-row table:style-name="ro5">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office:value-type="string">
            <text:p>Katalogi</text:p>
          </table:table-cell>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row>
        <table:table-row table:style-name="ro5">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office:value-type="string">
            <text:p>Skopiuj do pamięci wewnętrznej i otwórz</text:p>
          </table:table-cell>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row>
        <table:table-row table:style-name="ro5">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office:value-type="string">
            <text:p>Kopiuje plik do pamięci wewnętrznej i otwiera go</text:p>
          </table:table-cell>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row>
        <table:table-row table:style-name="ro5">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office:value-type="string">
            <text:p>Kopiowanie do pamięci wewnętrznej</text:p>
          </table:table-cell>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row>
        <table:table-row table:style-name="ro5">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office:value-type="string">
            <text:p>Kopiuje plik do pamięci wewnętrznej</text:p>
          </table:table-cell>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row>
        <table:table-row table:style-name="ro5">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stick</text:p>
          </table:table-cell>
          <table:table-cell table:style-name="ce23" office:value-type="string">
            <text:p>Karta pamięci 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office:value-type="string">
            <text:p>Karta pamięci Memory Stick przez zamontowanie</text:p>
          </table:table-cell>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row>
        <table:table-row table:style-name="ro5">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style-name="ce23" office:value-type="string">
            <text:p>Podgląd książki</text:p>
          </table:table-cell>
          <table:table-cell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row>
        <table:table-row table:style-name="ro5">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style-name="ce23" office:value-type="string">
            <text:p>Podgląd książki bez dodawania do biblioteki</text:p>
          </table:table-cell>
          <table:table-cell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row>
        <table:table-row table:style-name="ro5">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
</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office:value-type="string">
            <text:p>Ponowne skanowanie karty pamięci</text:p>
          </table:table-cell>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row>
        <table:table-row table:style-name="ro5">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
</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office:value-type="string">
            <text:p>Skanowanie karty SD/MS</text:p>
          </table:table-cell>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row>
        <table:table-row table:style-name="ro5">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office:value-type="string">
            <text:p>Ulubione katalogi</text:p>
          </table:table-cell>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row>
        <table:table-row table:style-name="ro5">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office:value-type="string">
            <text:p>Katalog główny wewnętrznej pamięci</text:p>
          </table:table-cell>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row>
        <table:table-row table:style-name="ro5">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office:value-type="string">
            <text:p>Używaj montowania z SD/MS (wolniejsze, ale widoczne są wszystkie katalogi)</text:p>
          </table:table-cell>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row>
        <table:table-row table:style-name="ro5">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office:value-type="string">
            <text:p>Tryb sortowania</text:p>
          </table:table-cell>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row>
        <table:table-row table:style-name="ro5">
          <table:table-cell table:style-name="ce24"/>
          <table:table-cell table:style-name="ce23" office:value-type="string">
            <text:p>OPTION_TITLE_SORTER</text:p>
          </table:table-cell>
          <table:table-cell table:style-name="ce23" office:value-type="string">
            <text:p>Use 'titleSorter' Field, when Sorting</text:p>
          </table:table-cell>
          <table:table-cell table:style-name="ce23"/>
          <table:table-cell table:style-name="ce23" office:value-type="string">
            <text:p>Nutze 'titleSorter'-Feld zum Sortieren</text:p>
          </table:table-cell>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office:value-type="string">
            <text:p>Sortowanie po polu 'titleSorter'</text:p>
          </table:table-cell>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row>
        <table:table-row table:style-name="ro5">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office:value-type="string">
            <text:p>«..» (poprzedni katalog) element</text:p>
          </table:table-cell>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row>
        <table:table-row table:style-name="ro5">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style-name="ce23" office:value-type="string">
            <text:p>Pokaż rozmiar plików oraz ich typ w komentarzach</text:p>
          </table:table-cell>
          <table:table-cell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j katalogi</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office:value-type="string">
            <text:p>Po autorze zamiana imienia/nazwiska</text:p>
          </table:table-cell>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row>
        <table:table-row table:style-name="ro5">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office:value-type="string">
            <text:p>Po autorze, a potem tytule</text:p>
          </table:table-cell>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row>
        <table:table-row table:style-name="ro5">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office:value-type="string">
            <text:p>Po nazwie pliku</text:p>
          </table:table-cell>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row>
        <table:table-row table:style-name="ro5">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office:value-type="string">
            <text:p>Po nazwie pliku pokazywanej jako komentarz</text:p>
          </table:table-cell>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row>
        <table:table-row table:style-name="ro5">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office:value-type="string">
            <text:p>Po tytule</text:p>
          </table:table-cell>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row>
        <table:table-row table:style-name="ro5">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office:value-type="string">
            <text:p>Karta SD przez montowanie</text:p>
          </table:table-cell>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e</text:p>
          </table:table-cell>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office:value-type="string">
            <text:p>Wyłączone (ładowanie cache)</text:p>
          </table:table-cell>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office:value-type="string">
            <text:p>Włączone</text:p>
          </table:table-cell>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style-name="ce23" office:value-type="string">
            <text:p>Kalkulator</text:p>
          </table:table-cell>
          <table:table-cell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style-name="ce23" office:value-type="string">
            <text:p>Lun</text:p>
          </table:table-cell>
          <table:table-cell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style-name="ce23" office:value-type="string">
            <text:p>Pn</text:p>
          </table:table-cell>
          <table:table-cell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row>
        <table:table-row table:style-name="ro5">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style-name="ce23" office:value-type="string">
            <text:p>Mar</text:p>
          </table:table-cell>
          <table:table-cell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style-name="ce23" office:value-type="string">
            <text:p>Wt</text:p>
          </table:table-cell>
          <table:table-cell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row>
        <table:table-row table:style-name="ro5">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style-name="ce23" office:value-type="string">
            <text:p>Śr</text:p>
          </table:table-cell>
          <table:table-cell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row>
        <table:table-row table:style-name="ro5">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style-name="ce23" office:value-type="string">
            <text:p>Czw</text:p>
          </table:table-cell>
          <table:table-cell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row>
        <table:table-row table:style-name="ro5">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style-name="ce23" office:value-type="string">
            <text:p>Pt</text:p>
          </table:table-cell>
          <table:table-cell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row>
        <table:table-row table:style-name="ro5">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style-name="ce23" office:value-type="string">
            <text:p>So</text:p>
          </table:table-cell>
          <table:table-cell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row>
        <table:table-row table:style-name="ro5">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style-name="ce23" office:value-type="string">
            <text:p>Nd</text:p>
          </table:table-cell>
          <table:table-cell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row>
        <table:table-row table:style-name="ro5">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style-name="ce23" office:value-type="string">
            <text:p>Poniedziałek</text:p>
          </table:table-cell>
          <table:table-cell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row>
        <table:table-row table:style-name="ro5">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style-name="ce23" office:value-type="string">
            <text:p>Niedziela</text:p>
          </table:table-cell>
          <table:table-cell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row>
        <table:table-row table:style-name="ro5">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style-name="ce23" office:value-type="string">
            <text:p>Nadchodzące wydarzenia</text:p>
          </table:table-cell>
          <table:table-cell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row>
        <table:table-row table:style-name="ro5">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style-name="ce23" office:value-type="string">
            <text:p>Styczeń</text:p>
          </table:table-cell>
          <table:table-cell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row>
        <table:table-row table:style-name="ro5">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style-name="ce23" office:value-type="string">
            <text:p>Luty</text:p>
          </table:table-cell>
          <table:table-cell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row>
        <table:table-row table:style-name="ro5">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style-name="ce23" office:value-type="string">
            <text:p>Marzec</text:p>
          </table:table-cell>
          <table:table-cell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row>
        <table:table-row table:style-name="ro5">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style-name="ce23" office:value-type="string">
            <text:p>Kwiecień</text:p>
          </table:table-cell>
          <table:table-cell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row>
        <table:table-row table:style-name="ro5">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style-name="ce23" office:value-type="string">
            <text:p>Maj</text:p>
          </table:table-cell>
          <table:table-cell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row>
        <table:table-row table:style-name="ro5">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style-name="ce23" office:value-type="string">
            <text:p>Czerwiec</text:p>
          </table:table-cell>
          <table:table-cell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row>
        <table:table-row table:style-name="ro5">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style-name="ce23" office:value-type="string">
            <text:p>Lipiec</text:p>
          </table:table-cell>
          <table:table-cell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row>
        <table:table-row table:style-name="ro5">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style-name="ce23" office:value-type="string">
            <text:p>Sierpień</text:p>
          </table:table-cell>
          <table:table-cell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row>
        <table:table-row table:style-name="ro5">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style-name="ce23" office:value-type="string">
            <text:p>Wrzesień</text:p>
          </table:table-cell>
          <table:table-cell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row>
        <table:table-row table:style-name="ro5">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style-name="ce23" office:value-type="string">
            <text:p>Październik</text:p>
          </table:table-cell>
          <table:table-cell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row>
        <table:table-row table:style-name="ro5">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style-name="ce23" office:value-type="string">
            <text:p>Listopad</text:p>
          </table:table-cell>
          <table:table-cell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row>
        <table:table-row table:style-name="ro5">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style-name="ce23" office:value-type="string">
            <text:p>Grudzień</text:p>
          </table:table-cell>
          <table:table-cell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row>
        <table:table-row table:style-name="ro5">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style-name="ce30" office:value-type="string">
            <text:p>1 .</text:p>
          </table:table-cell>
          <table:table-cell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
            <text:p>1</text:p>
          </table:table-cell>
          <table:table-cell table:style-name="ce24" office:value-type="string">
            <text:p>1-ви</text:p>
          </table:table-cell>
          <table:table-cell table:number-columns-repeated="3" table:style-name="ce24"/>
        </table:table-row>
        <table:table-row table:style-name="ro5">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style-name="ce30" office:value-type="string">
            <text:p>2 .</text:p>
          </table:table-cell>
          <table:table-cell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
            <text:p>2</text:p>
          </table:table-cell>
          <table:table-cell table:style-name="ce24" office:value-type="string">
            <text:p>2-ри</text:p>
          </table:table-cell>
          <table:table-cell table:number-columns-repeated="3" table:style-name="ce24"/>
        </table:table-row>
        <table:table-row table:style-name="ro5">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style-name="ce30" office:value-type="string">
            <text:p>3 .</text:p>
          </table:table-cell>
          <table:table-cell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
            <text:p>3</text:p>
          </table:table-cell>
          <table:table-cell table:style-name="ce24" office:value-type="string">
            <text:p>3-ти</text:p>
          </table:table-cell>
          <table:table-cell table:number-columns-repeated="3" table:style-name="ce24"/>
        </table:table-row>
        <table:table-row table:style-name="ro5">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style-name="ce30" office:value-type="string">
            <text:p>4 .</text:p>
          </table:table-cell>
          <table:table-cell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
            <text:p>4</text:p>
          </table:table-cell>
          <table:table-cell table:style-name="ce24" office:value-type="string">
            <text:p>4-ти</text:p>
          </table:table-cell>
          <table:table-cell table:number-columns-repeated="3" table:style-name="ce24"/>
        </table:table-row>
        <table:table-row table:style-name="ro5">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style-name="ce30" office:value-type="string">
            <text:p>5 .</text:p>
          </table:table-cell>
          <table:table-cell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
            <text:p>5</text:p>
          </table:table-cell>
          <table:table-cell table:style-name="ce24" office:value-type="string">
            <text:p>5-ти</text:p>
          </table:table-cell>
          <table:table-cell table:number-columns-repeated="3" table:style-name="ce24"/>
        </table:table-row>
        <table:table-row table:style-name="ro5">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style-name="ce23" office:value-type="string">
            <text:p>Dziś</text:p>
          </table:table-cell>
          <table:table-cell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row>
        <table:table-row table:style-name="ro5">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style-name="ce23" office:value-type="string">
            <text:p>Miesiąc</text:p>
          </table:table-cell>
          <table:table-cell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row>
        <table:table-row table:style-name="ro5">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style-name="ce23" office:value-type="string">
            <text:p>Rok</text:p>
          </table:table-cell>
          <table:table-cell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row>
        <table:table-row table:style-name="ro5">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style-name="ce23" office:value-type="string">
            <text:p>Opcje</text:p>
          </table:table-cell>
          <table:table-cell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row>
        <table:table-row table:style-name="ro5">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šeiti</text:p>
          </table:table-cell>
          <table:table-cell table:style-name="ce23" office:value-type="string">
            <text:p>Sortir</text:p>
          </table:table-cell>
          <table:table-cell table:style-name="ce23"/>
          <table:table-cell table:style-name="ce23" office:value-type="string">
            <text:p>Stop</text:p>
          </table:table-cell>
          <table:table-cell table:style-name="ce23" office:value-type="string">
            <text:p>Wyjście</text:p>
          </table:table-cell>
          <table:table-cell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row>
        <table:table-row table:style-name="ro5">
          <table:table-cell table:style-name="ce24"/>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se bearbeiten</text:p>
          </table:table-cell>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style-name="ce23" office:value-type="string">
            <text:p>Edycja wydarzenia</text:p>
          </table:table-cell>
          <table:table-cell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row>
        <table:table-row table:style-name="ro5">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style-name="ce23" office:value-type="string">
            <text:p>Wydarzenia</text:p>
          </table:table-cell>
          <table:table-cell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row>
        <table:table-row table:style-name="ro5">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style-name="ce23" office:value-type="string">
            <text:p>Wydarzenie</text:p>
          </table:table-cell>
          <table:table-cell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row>
        <table:table-row table:style-name="ro5">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number-columns-repeated="2" table:style-name="ce23"/>
          <table:table-cell table:style-name="ce23" office:value-type="string">
            <text:p>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style-name="ce23" office:value-type="string">
            <text:p>Usuń</text:p>
          </table:table-cell>
          <table:table-cell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row>
        <table:table-row table:style-name="ro5">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style-name="ce23" office:value-type="string">
            <text:p>Ustawienia kalendarza</text:p>
          </table:table-cell>
          <table:table-cell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row>
        <table:table-row table:style-name="ro5">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style-name="ce23" office:value-type="string">
            <text:p>Tydzień zaczyna się od</text:p>
          </table:table-cell>
          <table:table-cell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row>
        <table:table-row table:style-name="ro5">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style-name="ce23" office:value-type="string">
            <text:p>Typ</text:p>
          </table:table-cell>
          <table:table-cell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row>
        <table:table-row table:style-name="ro5">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style-name="ce23" office:value-type="string">
            <text:p>Jednorazowy</text:p>
          </table:table-cell>
          <table:table-cell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row>
        <table:table-row table:style-name="ro5">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style-name="ce23" office:value-type="string">
            <text:p>Roczny</text:p>
          </table:table-cell>
          <table:table-cell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row>
        <table:table-row table:style-name="ro5">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style-name="ce23" office:value-type="string">
            <text:p>Miesięczny</text:p>
          </table:table-cell>
          <table:table-cell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row>
        <table:table-row table:style-name="ro5">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style-name="ce23" office:value-type="string">
            <text:p>Tygodniowy</text:p>
          </table:table-cell>
          <table:table-cell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row>
        <table:table-row table:style-name="ro5">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style-name="ce23" office:value-type="string">
            <text:p>Zmienny</text:p>
          </table:table-cell>
          <table:table-cell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row>
        <table:table-row table:style-name="ro5">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office:value-type="string">
            <text:p>Data</text:p>
          </table:table-cell>
          <table:table-cell table:style-name="ce23"/>
          <table:table-cell table:style-name="ce23" office:value-type="string">
            <text:p>Datum</text:p>
          </table:table-cell>
          <table:table-cell table:style-name="ce23" office:value-type="string">
            <text:p>Data</text:p>
          </table:table-cell>
          <table:table-cell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row>
        <table:table-row table:style-name="ro5">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style-name="ce23" office:value-type="string">
            <text:p>Cardinal</text:p>
          </table:table-cell>
          <table:table-cell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style-name="ce23" office:value-type="string">
            <text:p>Główny</text:p>
          </table:table-cell>
          <table:table-cell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row>
        <table:table-row table:style-name="ro5">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style-name="ce23" office:value-type="string">
            <text:p>Dzień tygodnia</text:p>
          </table:table-cell>
          <table:table-cell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row>
        <table:table-row table:style-name="ro5">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style-name="ce23" office:value-type="string">
            <text:p>Opis</text:p>
          </table:table-cell>
          <table:table-cell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row>
        <table:table-row table:style-name="ro5">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style-name="ce23" office:value-type="string">
            <text:p>Symbole</text:p>
          </table:table-cell>
          <table:table-cell table:style-name="ce23"/>
          <table:table-cell table:style-name="ce30"/>
          <table:table-cell table:style-name="ce36"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row>
        <table:table-row table:style-name="ro5">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style-name="ce23" office:value-type="string">
            <text:p>Abc</text:p>
          </table:table-cell>
          <table:table-cell table:style-name="ce23" office:value-type="string">
            <text:p>Abc</text:p>
          </table:table-cell>
          <table:table-cell table:number-columns-repeated="2" table:style-name="ce23"/>
          <table:table-cell table:style-name="ce23" office:value-type="string">
            <text:p>Abc</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Abc</text:p>
          </table:table-cell>
          <table:table-cell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row>
        <table:table-row table:style-name="ro5">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style-name="ce23" office:value-type="string">
            <text:p>Nowy Rok</text:p>
          </table:table-cell>
          <table:table-cell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row>
        <table:table-row table:style-name="ro5">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style-name="ce23" office:value-type="string">
            <text:p>Walentynki</text:p>
          </table:table-cell>
          <table:table-cell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row>
        <table:table-row table:style-name="ro5">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style-name="ce23" office:value-type="string">
            <text:p>Niedziela wielkanocna</text:p>
          </table:table-cell>
          <table:table-cell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row>
        <table:table-row table:style-name="ro5">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style-name="ce23" office:value-type="string">
            <text:p>Dzień św. Patryka</text:p>
          </table:table-cell>
          <table:table-cell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row>
        <table:table-row table:style-name="ro5">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style-name="ce23" office:value-type="string">
            <text:p>Święto dziękczynienia</text:p>
          </table:table-cell>
          <table:table-cell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row>
        <table:table-row table:style-name="ro5">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style-name="ce23" office:value-type="string">
            <text:p>Święta Bożego Narodzenia</text:p>
          </table:table-cell>
          <table:table-cell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style-name="ce23" office:value-type="string">
            <text:p>Dzisiejsze wydarzenia</text:p>
          </table:table-cell>
          <table:table-cell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office:value-type="string">
            <text:p>Kalkulator</text:p>
          </table:table-cell>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office:value-type="string">
            <text:p>Konwertowanie fb2 do epub...</text:p>
          </table:table-cell>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row>
        <table:table-row table:style-name="ro5">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office:value-type="string">
            <text:p>Błąd konwersji</text:p>
          </table:table-cell>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row>
        <table:table-row table:style-name="ro5">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office:value-type="string">
            <text:p>(standardowo zajmuje 1-30s)</text:p>
          </table:table-cell>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row>
        <table:table-row table:style-name="ro5">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office:value-type="string">
            <text:p>Otwieranie książki</text:p>
          </table:table-cell>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office:value-type="string">
            <text:p>Menu</text:p>
          </table:table-cell>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row>
        <table:table-row table:style-name="ro5">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office:value-type="string">
            <text:p>Przeglądarka książek</text:p>
          </table:table-cell>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row>
        <table:table-row table:style-name="ro5">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style-name="ce23" office:value-type="string">
            <text:p>Zaawansowane</text:p>
          </table:table-cell>
          <table:table-cell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office:value-type="string">
            <text:p>Zrestartuj czytnik, aby zmiany zostały wprowadzone</text:p>
          </table:table-cell>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row>
        <table:table-row table:style-name="ro5">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office:value-type="string">
            <text:p>Więcej</text:p>
          </table:table-cell>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row>
        <table:table-row table:style-name="ro5">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office:value-type="string">
            <text:p>Multimedia</text:p>
          </table:table-cell>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row>
        <table:table-row table:style-name="ro5">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office:value-type="string">
            <text:p>Ustawienia PRS+</text:p>
          </table:table-cell>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row>
        <table:table-row table:style-name="ro5">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office:value-type="string">
            <text:p>Ust. PRS+</text:p>
          </table:table-cell>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row>
        <table:table-row table:style-name="ro5">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office:value-type="string">
            <text:p>Gry i narzędzia</text:p>
          </table:table-cell>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row>
        <table:table-row table:style-name="ro5">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office:value-type="string">
            <text:p>Gry i narzędzia</text:p>
          </table:table-cell>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style-name="ce23" office:value-type="string">
            <text:p>Gry (niestabilne!)</text:p>
          </table:table-cell>
          <table:table-cell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office:value-type="string">
            <text:p>Uruchom słownik</text:p>
          </table:table-cell>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row>
        <table:table-row table:style-name="ro5">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office:value-type="string">
            <text:p>Plik słownika</text:p>
          </table:table-cell>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office:value-type="string">
            <text:p>Słowniki jest wyłączony!</text:p>
          </table:table-cell>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row>
        <table:table-row table:style-name="ro5">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office:value-type="string">
            <text:p>Plik słownika nie istnieje!</text:p>
          </table:table-cell>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row>
        <table:table-row table:style-name="ro5">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office:value-type="string">
            <text:p>Rozmiar wyników</text:p>
          </table:table-cell>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row>
        <table:table-row table:style-name="ro5">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office:value-type="string">
            <text:p>Maksymalny Zoom</text:p>
          </table:table-cell>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row>
        <table:table-row table:style-name="ro5">
          <table:table-cell table:style-name="ce24"/>
          <table:table-cell table:style-name="ce23" office:value-type="string">
            <text:p>CDUS125D0000E</text:p>
          </table:table-cell>
          <table:table-cell table:style-name="ce23" office:value-type="string">
            <text:p>Oxford Russian Dictionary (RU-EN)</text:p>
          </table:table-cell>
          <table:table-cell table:number-columns-repeated="13"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DUS125D0000D</text:p>
          </table:table-cell>
          <table:table-cell table:style-name="ce23" office:value-type="string">
            <text:p>Oxford Russian Dictionary (EN-RU)</text:p>
          </table:table-cell>
          <table:table-cell table:number-columns-repeated="13"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l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style-name="ce23" office:value-type="string">
            <text:p>Unikaj nachodzenia się zaznaczania</text:p>
          </table:table-cell>
          <table:table-cell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row>
        <table:table-row table:style-name="ro5">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style-name="ce23" office:value-type="string">
            <text:p>Dół</text:p>
          </table:table-cell>
          <table:table-cell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row>
        <table:table-row table:style-name="ro5">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style-name="ce23" office:value-type="string">
            <text:p>Czyść rejestr słów po wyłączeniu</text:p>
          </table:table-cell>
          <table:table-cell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row>
        <table:table-row table:style-name="ro5">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style-name="ce23" office:value-type="string">
            <text:p>Zamykaj okno popup przez naciśnięcie strony</text:p>
          </table:table-cell>
          <table:table-cell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row>
        <table:table-row table:style-name="ro5">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style-name="ce23" office:value-type="string">
            <text:p>Linie okienka popup</text:p>
          </table:table-cell>
          <table:table-cell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row>
        <table:table-row table:style-name="ro5">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office:value-type="string">
            <text:p>Brak słownika przy podwójnym naciśnięciu</text:p>
          </table:table-cell>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row>
        <table:table-row table:style-name="ro5">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style-name="ce23" office:value-type="string">
            <text:p>Zachowaj zaznaczenie po zamknięciu słownika</text:p>
          </table:table-cell>
          <table:table-cell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row>
        <table:table-row table:style-name="ro5">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style-name="ce23" office:value-type="string">
            <text:p>Pozycja okna popup</text:p>
          </table:table-cell>
          <table:table-cell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row>
        <table:table-row table:style-name="ro5">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style-name="ce23" office:value-type="string">
            <text:p>Zapamiętuj katalogi książek</text:p>
          </table:table-cell>
          <table:table-cell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style-name="ce23" office:value-type="string">
            <text:p>Po otwarciu książki zmień słownik na ostatnio używany w tej książce.</text:p>
          </table:table-cell>
          <table:table-cell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style-name="ce23" office:value-type="string">
            <text:p>Zapisuj słowa w pliku tekstowym</text:p>
          </table:table-cell>
          <table:table-cell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style-name="ce23" office:value-type="string">
            <text:p>Po dwukrotnym kliknięciu na słowo w celu otworzenia słownika, słowo jest automatycznie zapisywane do pliku notatek.</text:p>
          </table:table-cell>
          <table:table-cell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office:value-type="string">
            <text:p>Opcje słownika</text:p>
          </table:table-cell>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row>
        <table:table-row table:style-name="ro5">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office:value-type="string">
            <text:p>Góra</text:p>
          </table:table-cell>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row>
        <table:table-row table:style-name="ro5">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office:value-type="string">
            <text:p>Przycinać istniejący rejestr słów?</text:p>
          </table:table-cell>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row>
        <table:table-row table:style-name="ro5">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office:value-type="string">
            <text:p>Maksymalna ilość wpisów w rejestrze słów</text:p>
          </table:table-cell>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row>
        <table:table-row table:style-name="ro5">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office:value-type="string">
            <text:p>Własny styl EPUB (plik CSS)</text:p>
          </table:table-cell>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BN_0</text:p>
          </table:table-cell>
          <table:table-cell table:style-name="ce23" office:value-type="float" office:value="0">
            <text:p>0</text:p>
          </table:table-cell>
          <table:table-cell table:style-name="ce23"/>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table:table-cell table:style-name="ce23" office:value-type="string">
            <text:p>«0»</text:p>
          </table:table-cell>
          <table:table-cell table:style-name="ce30"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4" office:value-type="float" office:value="0">
            <text:p>0</text:p>
          </table:table-cell>
          <table:table-cell table:number-columns-repeated="3" table:style-name="ce24"/>
        </table:table-row>
        <table:table-row table:style-name="ro4">
          <table:table-cell table:style-name="ce24"/>
          <table:table-cell table:style-name="ce23" office:value-type="string">
            <text:p>BN_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30"/>
          <table:table-cell table:style-name="ce23" office:value-type="string">
            <text:p>«1»</text:p>
          </table:table-cell>
          <table:table-cell table:style-name="ce30"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4" office:value-type="float" office:value="1">
            <text:p>1</text:p>
          </table:table-cell>
          <table:table-cell table:number-columns-repeated="3" table:style-name="ce24"/>
        </table:table-row>
        <table:table-row table:style-name="ro4">
          <table:table-cell table:style-name="ce24"/>
          <table:table-cell table:style-name="ce23" office:value-type="string">
            <text:p>BN_2</text:p>
          </table:table-cell>
          <table:table-cell table:style-name="ce23" office:value-type="float" office:value="2">
            <text:p>2</text:p>
          </table:table-cell>
          <table:table-cell table:style-name="ce23"/>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30"/>
          <table:table-cell table:style-name="ce23" office:value-type="string">
            <text:p>«2»</text:p>
          </table:table-cell>
          <table:table-cell table:style-name="ce30"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4" office:value-type="float" office:value="2">
            <text:p>2</text:p>
          </table:table-cell>
          <table:table-cell table:number-columns-repeated="3" table:style-name="ce24"/>
        </table:table-row>
        <table:table-row table:style-name="ro4">
          <table:table-cell table:style-name="ce24"/>
          <table:table-cell table:style-name="ce23" office:value-type="string">
            <text:p>BN_3</text:p>
          </table:table-cell>
          <table:table-cell table:style-name="ce23" office:value-type="float" office:value="3">
            <text:p>3</text:p>
          </table:table-cell>
          <table:table-cell table:style-name="ce23"/>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30"/>
          <table:table-cell table:style-name="ce23" office:value-type="string">
            <text:p>«3»</text:p>
          </table:table-cell>
          <table:table-cell table:style-name="ce30"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4" office:value-type="float" office:value="3">
            <text:p>3</text:p>
          </table:table-cell>
          <table:table-cell table:number-columns-repeated="3" table:style-name="ce24"/>
        </table:table-row>
        <table:table-row table:style-name="ro4">
          <table:table-cell table:style-name="ce24"/>
          <table:table-cell table:style-name="ce23" office:value-type="string">
            <text:p>BN_4</text:p>
          </table:table-cell>
          <table:table-cell table:style-name="ce23" office:value-type="float" office:value="4">
            <text:p>4</text:p>
          </table:table-cell>
          <table:table-cell table:style-name="ce23"/>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30"/>
          <table:table-cell table:style-name="ce23" office:value-type="string">
            <text:p>«4»</text:p>
          </table:table-cell>
          <table:table-cell table:style-name="ce30"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4" office:value-type="float" office:value="4">
            <text:p>4</text:p>
          </table:table-cell>
          <table:table-cell table:number-columns-repeated="3" table:style-name="ce24"/>
        </table:table-row>
        <table:table-row table:style-name="ro4">
          <table:table-cell table:style-name="ce24"/>
          <table:table-cell table:style-name="ce23" office:value-type="string">
            <text:p>BN_5</text:p>
          </table:table-cell>
          <table:table-cell table:style-name="ce23" office:value-type="float" office:value="5">
            <text:p>5</text:p>
          </table:table-cell>
          <table:table-cell table:style-name="ce23"/>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30"/>
          <table:table-cell table:style-name="ce23" office:value-type="string">
            <text:p>«5»</text:p>
          </table:table-cell>
          <table:table-cell table:style-name="ce30"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4" office:value-type="float" office:value="5">
            <text:p>5</text:p>
          </table:table-cell>
          <table:table-cell table:number-columns-repeated="3" table:style-name="ce24"/>
        </table:table-row>
        <table:table-row table:style-name="ro4">
          <table:table-cell table:style-name="ce24"/>
          <table:table-cell table:style-name="ce23" office:value-type="string">
            <text:p>BN_6</text:p>
          </table:table-cell>
          <table:table-cell table:style-name="ce23" office:value-type="float" office:value="6">
            <text:p>6</text:p>
          </table:table-cell>
          <table:table-cell table:style-name="ce23"/>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30"/>
          <table:table-cell table:style-name="ce23" office:value-type="string">
            <text:p>«6»</text:p>
          </table:table-cell>
          <table:table-cell table:style-name="ce30"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4" office:value-type="float" office:value="6">
            <text:p>6</text:p>
          </table:table-cell>
          <table:table-cell table:number-columns-repeated="3" table:style-name="ce24"/>
        </table:table-row>
        <table:table-row table:style-name="ro4">
          <table:table-cell table:style-name="ce24"/>
          <table:table-cell table:style-name="ce23" office:value-type="string">
            <text:p>BN_7</text:p>
          </table:table-cell>
          <table:table-cell table:style-name="ce23" office:value-type="float" office:value="7">
            <text:p>7</text:p>
          </table:table-cell>
          <table:table-cell table:style-name="ce23"/>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30"/>
          <table:table-cell table:style-name="ce23" office:value-type="string">
            <text:p>«7»</text:p>
          </table:table-cell>
          <table:table-cell table:style-name="ce30"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4" office:value-type="float" office:value="7">
            <text:p>7</text:p>
          </table:table-cell>
          <table:table-cell table:number-columns-repeated="3" table:style-name="ce24"/>
        </table:table-row>
        <table:table-row table:style-name="ro4">
          <table:table-cell table:style-name="ce24"/>
          <table:table-cell table:style-name="ce23" office:value-type="string">
            <text:p>BN_8</text:p>
          </table:table-cell>
          <table:table-cell table:style-name="ce23" office:value-type="float" office:value="8">
            <text:p>8</text:p>
          </table:table-cell>
          <table:table-cell table:style-name="ce23"/>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30"/>
          <table:table-cell table:style-name="ce23" office:value-type="string">
            <text:p>«8»</text:p>
          </table:table-cell>
          <table:table-cell table:style-name="ce30"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4" office:value-type="float" office:value="8">
            <text:p>8</text:p>
          </table:table-cell>
          <table:table-cell table:number-columns-repeated="3" table:style-name="ce24"/>
        </table:table-row>
        <table:table-row table:style-name="ro4">
          <table:table-cell table:style-name="ce24"/>
          <table:table-cell table:style-name="ce23" office:value-type="string">
            <text:p>BN_9</text:p>
          </table:table-cell>
          <table:table-cell table:style-name="ce23" office:value-type="float" office:value="9">
            <text:p>9</text:p>
          </table:table-cell>
          <table:table-cell table:style-name="ce23"/>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30"/>
          <table:table-cell table:style-name="ce23" office:value-type="string">
            <text:p>«9»</text:p>
          </table:table-cell>
          <table:table-cell table:style-name="ce30"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4" office:value-type="float" office:value="9">
            <text:p>9</text:p>
          </table:table-cell>
          <table:table-cell table:number-columns-repeated="3" table:style-name="ce24"/>
        </table:table-row>
        <table:table-row table:style-name="ro5">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37"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office:value-type="string">
            <text:p>Dolny Lewy 'Następny'</text:p>
          </table:table-cell>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37"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office:value-type="string">
            <text:p>Dolny Lewy 'Poprzedni'</text:p>
          </table:table-cell>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office:value-type="string">
            <text:p>Przycisk Zakładki</text:p>
          </table:table-cell>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row>
        <table:table-row table:style-name="ro5">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office:value-type="string">
            <text:p>Menu</text:p>
          </table:table-cell>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row>
        <table:table-row table:style-name="ro5">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office:value-type="string">
            <text:p>Przytrzymanie 0</text:p>
          </table:table-cell>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row>
        <table:table-row table:style-name="ro5">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office:value-type="string">
            <text:p>Przytrzymanie 1</text:p>
          </table:table-cell>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row>
        <table:table-row table:style-name="ro5">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office:value-type="string">
            <text:p>Przytrzymanie 2</text:p>
          </table:table-cell>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row>
        <table:table-row table:style-name="ro5">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office:value-type="string">
            <text:p>Przytrzymanie 3</text:p>
          </table:table-cell>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row>
        <table:table-row table:style-name="ro5">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office:value-type="string">
            <text:p>Przytrzymanie 4</text:p>
          </table:table-cell>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row>
        <table:table-row table:style-name="ro5">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office:value-type="string">
            <text:p>Przytrzymanie 5</text:p>
          </table:table-cell>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row>
        <table:table-row table:style-name="ro5">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office:value-type="string">
            <text:p>Przytrzymanie 6</text:p>
          </table:table-cell>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row>
        <table:table-row table:style-name="ro5">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office:value-type="string">
            <text:p>Przytrzymanie 7</text:p>
          </table:table-cell>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row>
        <table:table-row table:style-name="ro5">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office:value-type="string">
            <text:p>Przytrzymanie 8</text:p>
          </table:table-cell>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row>
        <table:table-row table:style-name="ro5">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office:value-type="string">
            <text:p>Przytrzymanie 9</text:p>
          </table:table-cell>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row>
        <table:table-row table:style-name="ro5">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office:value-type="string">
            <text:p>Przytrzymanie Dolny Lewy 'Następna strona'</text:p>
          </table:table-cell>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office:value-type="string">
            <text:p>Przytrzymanie Dolny Lewy 'Poprzednia strona'</text:p>
          </table:table-cell>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row>
        <table:table-row table:style-name="ro5">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office:value-type="string">
            <text:p>Przytrzymanie Przycisku Zakładki</text:p>
          </table:table-cell>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row>
        <table:table-row table:style-name="ro5">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office:value-type="string">
            <text:p>Przytrzymanie Przycisku Menu Głównego</text:p>
          </table:table-cell>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row>
        <table:table-row table:style-name="ro5">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office:value-type="string">
            <text:p>Przytrzymanie Joypad Środek</text:p>
          </table:table-cell>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row>
        <table:table-row table:style-name="ro5">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office:value-type="string">
            <text:p>Przytrzymanie Joypad Dół</text:p>
          </table:table-cell>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row>
        <table:table-row table:style-name="ro5">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office:value-type="string">
            <text:p>Przytrzymanie Joypad Lewo</text:p>
          </table:table-cell>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row>
        <table:table-row table:style-name="ro5">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office:value-type="string">
            <text:p>Przytrzymanie Joypad Prawo</text:p>
          </table:table-cell>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row>
        <table:table-row table:style-name="ro5">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office:value-type="string">
            <text:p>Przytrzymanie Joypad Góra</text:p>
          </table:table-cell>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row>
        <table:table-row table:style-name="ro5">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office:value-type="string">
            <text:p>Przytrzymanie Przycisku Menu</text:p>
          </table:table-cell>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row>
        <table:table-row table:style-name="ro5">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style-name="ce23" office:value-type="string">
            <text:p>Przytrzymanie Przycisku Następnej Strony</text:p>
          </table:table-cell>
          <table:table-cell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style-name="ce23" office:value-type="string">
            <text:p>Przytrzymanie Przycisku Opcji</text:p>
          </table:table-cell>
          <table:table-cell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row>
        <table:table-row table:style-name="ro5">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style-name="ce23" office:value-type="string">
            <text:p>Przytrzymanie Przycisku Poprzedniej Strony</text:p>
          </table:table-cell>
          <table:table-cell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row>
        <table:table-row table:style-name="ro5">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office:value-type="string">
            <text:p>Przytrzymanie Bocznego Przycisku 'Następna Strona'</text:p>
          </table:table-cell>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row>
        <table:table-row table:style-name="ro5">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office:value-type="string">
            <text:p>Przytrzymanie Przycisku Bocznego 'Poprzednia Strona'</text:p>
          </table:table-cell>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row>
        <table:table-row table:style-name="ro5">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office:value-type="string">
            <text:p>Przytrzymanie Przycisku Zmiany Rozmiaru</text:p>
          </table:table-cell>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row>
        <table:table-row table:style-name="ro5">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rzyci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odgła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office:value-type="string">
            <text:p>Joypad Środek</text:p>
          </table:table-cell>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row>
        <table:table-row table:style-name="ro5">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office:value-type="string">
            <text:p>Joypad Dół</text:p>
          </table:table-cell>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row>
        <table:table-row table:style-name="ro5">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office:value-type="string">
            <text:p>Joypad Lewo</text:p>
          </table:table-cell>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row>
        <table:table-row table:style-name="ro5">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office:value-type="string">
            <text:p>Joypad Prawo</text:p>
          </table:table-cell>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row>
        <table:table-row table:style-name="ro5">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office:value-type="string">
            <text:p>Joypad Góra</text:p>
          </table:table-cell>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row>
        <table:table-row table:style-name="ro5">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office:value-type="string">
            <text:p>Przycisk Menu</text:p>
          </table:table-cell>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row>
        <table:table-row table:style-name="ro5">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style-name="ce23" office:value-type="string">
            <text:p>Przycisk Następnej Strony</text:p>
          </table:table-cell>
          <table:table-cell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style-name="ce23" office:value-type="string">
            <text:p>Przycisk Opcji</text:p>
          </table:table-cell>
          <table:table-cell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row>
        <table:table-row table:style-name="ro5">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style-name="ce23" office:value-type="string">
            <text:p>Przycisk Poprzedniej Strony</text:p>
          </table:table-cell>
          <table:table-cell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office:value-type="string">
            <text:p>Przycisk boczny 'Następna Strona'</text:p>
          </table:table-cell>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row>
        <table:table-row table:style-name="ro5">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office:value-type="string">
            <text:p>Przycisk boczny 'Poprzednia Strona'</text:p>
          </table:table-cell>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row>
        <table:table-row table:style-name="ro5">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office:value-type="string">
            <text:p>Przycisk zmiany rozmiaru</text:p>
          </table:table-cell>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row>
        <table:table-row table:style-name="ro5">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rzci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row>
        <table:table-row table:style-name="ro5">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odgło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row>
        <table:table-row table:style-name="ro5">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office:value-type="string">
            <text:p>Pozwalaj na przypisywanie akcji do przycisków</text:p>
          </table:table-cell>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row>
        <table:table-row table:style-name="ro5">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office:value-type="string">
            <text:p>Globalne</text:p>
          </table:table-cell>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row>
        <table:table-row table:style-name="ro5">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office:value-type="string">
            <text:p>W czasie czytania książki</text:p>
          </table:table-cell>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row>
        <table:table-row table:style-name="ro5">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office:value-type="string">
            <text:p>W menu</text:p>
          </table:table-cell>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row>
        <table:table-row table:style-name="ro5">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office:value-type="string">
            <text:p>Joypad</text:p>
          </table:table-cell>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row>
        <table:table-row table:style-name="ro5">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office:value-type="string">
            <text:p>Przyciski numeryczne</text:p>
          </table:table-cell>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row>
        <table:table-row table:style-name="ro5">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office:value-type="string">
            <text:p>Inne przyciski</text:p>
          </table:table-cell>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row>
        <table:table-row table:style-name="ro5">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style-name="ce23" office:value-type="string">
            <text:p>Przyciski Stron</text:p>
          </table:table-cell>
          <table:table-cell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office:value-type="string">
            <text:p>Konfiguracja przycisków</text:p>
          </table:table-cell>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row>
        <table:table-row table:style-name="ro5">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office:value-type="string">
            <text:p>Przyciski głośności</text:p>
          </table:table-cell>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row>
        <table:table-row table:style-name="ro5">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office:value-type="string">
            <text:p>Inne</text:p>
          </table:table-cell>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row>
        <table:table-row table:style-name="ro5">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office:value-type="string">
            <text:p>Gry</text:p>
          </table:table-cell>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office:value-type="string">
            <text:p>Narzędzia</text:p>
          </table:table-cell>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row>
        <table:table-row table:style-name="ro5">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office:value-type="string">
            <text:p>Książki</text:p>
          </table:table-cell>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row>
        <table:table-row table:style-name="ro5">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office:value-type="string">
            <text:p>Sistema</text:p>
          </table:table-cell>
          <table:table-cell table:style-name="ce23"/>
          <table:table-cell table:style-name="ce23" office:value-type="string">
            <text:p>Systeem</text:p>
          </table:table-cell>
          <table:table-cell table:style-name="ce23" office:value-type="string">
            <text:p>System</text:p>
          </table:table-cell>
          <table:table-cell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style-name="ce23" office:value-type="string">
            <text:p>Skróty</text:p>
          </table:table-cell>
          <table:table-cell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style-name="ce23" office:value-type="string">
            <text:p>Akcje związane z ekranem</text:p>
          </table:table-cell>
          <table:table-cell table:style-name="ce23"/>
          <table:table-cell table:style-name="ce30"/>
          <table:table-cell table:style-name="ce23" office:value-type="string">
            <text:p>Действия экрана</text:p>
          </table:table-cell>
          <table:table-cell table:style-name="ce30"/>
          <table:table-cell table:number-columns-repeated="3" table:style-name="ce23"/>
          <table:table-cell table:number-columns-repeated="4" table:style-name="ce24"/>
        </table:table-row>
        <table:table-row table:style-name="ro5">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office:value-type="string">
            <text:p>Skalowanie tekstu LRF</text:p>
          </table:table-cell>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row>
        <table:table-row table:style-name="ro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office:value-type="string">
            <text:p>(100 jest domyślnym rozmiarem dla S)</text:p>
          </table:table-cell>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row>
        <table:table-row table:style-name="ro5">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style-name="ce23" office:value-type="string">
            <text:p>Przeformatowanie aktualnej książki</text:p>
          </table:table-cell>
          <table:table-cell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row>
        <table:table-row table:style-name="ro5">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office:value-type="string">
            <text:p>domyślnie</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style-name="ce23" office:value-type="string">
            <text:p>Zmiana rozmiaru czcionki dla plików LRF</text:p>
          </table:table-cell>
          <table:table-cell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style-name="ce23" office:value-type="string">
            <text:p>Wymagany restart!</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office:value-type="string">
            <text:p>Oznacz 1 (ptaszek)</text:p>
          </table:table-cell>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row>
        <table:table-row table:style-name="ro5">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office:value-type="string">
            <text:p>Oznacz 1 (gwiazdka)</text:p>
          </table:table-cell>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row>
        <table:table-row table:style-name="ro5">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office:value-type="string">
            <text:p>Oznacz 1 (kółko)</text:p>
          </table:table-cell>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row>
        <table:table-row table:style-name="ro5">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office:value-type="string">
            <text:p>Oznacz 1 (kwadrat)</text:p>
          </table:table-cell>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row>
        <table:table-row table:style-name="ro5">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office:value-type="string">
            <text:p>Oznacz 1 (trójkąt)</text:p>
          </table:table-cell>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row>
        <table:table-row table:style-name="ro5">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office:value-type="string">
            <text:p>Zaznacz pozycję</text:p>
          </table:table-cell>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office:value-type="string">
            <text:p>Zaznacz książkę</text:p>
          </table:table-cell>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row>
        <table:table-row table:style-name="ro5">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office:value-type="string">
            <text:p>Dół</text:p>
          </table:table-cell>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row>
        <table:table-row table:style-name="ro5">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office:value-type="string">
            <text:p>Lewo (nad ikoną)</text:p>
          </table:table-cell>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row>
        <table:table-row table:style-name="ro5">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office:value-type="string">
            <text:p>Prawo</text:p>
          </table:table-cell>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row>
        <table:table-row table:style-name="ro5">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office:value-type="string">
            <text:p>Styl podpisu menu</text:p>
          </table:table-cell>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row>
        <table:table-row table:style-name="ro5">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office:value-type="string">
            <text:p>Zawsze duże</text:p>
          </table:table-cell>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row>
        <table:table-row table:style-name="ro5">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office:value-type="string">
            <text:p>Zawsze małe</text:p>
          </table:table-cell>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row>
        <table:table-row table:style-name="ro5">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office:value-type="string">
            <text:p>Domyślne Sony</text:p>
          </table:table-cell>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row>
        <table:table-row table:style-name="ro5">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style-name="ce23" office:value-type="string">
            <text:p>Pisanie ręczne</text:p>
          </table:table-cell>
          <table:table-cell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office:value-type="string">
            <text:p>Pozycje menu</text:p>
          </table:table-cell>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row>
        <table:table-row table:style-name="ro5">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office:value-type="string">
            <text:p>Separator</text:p>
          </table:table-cell>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row>
        <table:table-row table:style-name="ro5">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style-name="ce23" office:value-type="string">
            <text:p>Biblioteka muzyki</text:p>
          </table:table-cell>
          <table:table-cell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office:value-type="string">
            <text:p>Pozycja</text:p>
          </table:table-cell>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row>
        <table:table-row table:style-name="ro5">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style-name="ce23" office:value-type="string">
            <text:p>Notatki tekstowe</text:p>
          </table:table-cell>
          <table:table-cell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office:value-type="string">
            <text:p>Konfiguracja menu</text:p>
          </table:table-cell>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row>
        <table:table-row table:style-name="ro5">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office:value-type="string">
            <text:p>Stały slot</text:p>
          </table:table-cell>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office:value-type="string">
            <text:p>nie</text:p>
          </table:table-cell>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office:value-type="string">
            <text:p>Pusty</text:p>
          </table:table-cell>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row>
        <table:table-row table:style-name="ro5">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style-name="ce23" office:value-type="string">
            <text:p>Przyrost głośności</text:p>
          </table:table-cell>
          <table:table-cell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row>
        <table:table-row table:style-name="ro5">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office:value-type="string">
            <text:p>Pobierz zrzut ekranu</text:p>
          </table:table-cell>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row>
        <table:table-row table:style-name="ro5">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style-name="ce23" office:value-type="string">
            <text:p>Dostępne miejsce</text:p>
          </table:table-cell>
          <table:table-cell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row>
        <table:table-row table:style-name="ro5">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style-name="ce23" office:value-type="string">
            <text:p>Nie udało się załadować</text:p>
          </table:table-cell>
          <table:table-cell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row>
        <table:table-row table:style-name="ro5">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office:value-type="string">
            <text:p>Nie udało się zapisać</text:p>
          </table:table-cell>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row>
        <table:table-row table:style-name="ro5">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y</text:p>
          </table:table-cell>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style-name="ce23" office:value-type="string">
            <text:p>Ładowany z</text:p>
          </table:table-cell>
          <table:table-cell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row>
        <table:table-row table:style-name="ro5">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office:value-type="string">
            <text:p>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office:value-type="string">
            <text:p>Pokaż postęp zapisu</text:p>
          </table:table-cell>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row>
        <table:table-row table:style-name="ro5">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office:value-type="string">
            <text:p>Zapisz do</text:p>
          </table:table-cell>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row>
        <table:table-row table:style-name="ro5">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style-name="ce23" office:value-type="string">
            <text:p>Nadpisz notatkę tekstową plikiem TXT</text:p>
          </table:table-cell>
          <table:table-cell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row>
        <table:table-row table:style-name="ro5">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style-name="ce23" office:value-type="string">
            <text:p>Zapisz pismo ręczne jako plik SVG</text:p>
          </table:table-cell>
          <table:table-cell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row>
        <table:table-row table:style-name="ro5">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style-name="ce23" office:value-type="string">
            <text:p>Zapisz pismo ręczne jako plik JPEG</text:p>
          </table:table-cell>
          <table:table-cell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row>
        <table:table-row table:style-name="ro5">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style-name="ce23" office:value-type="string">
            <text:p>Zapisz zawartość podświetlenia</text:p>
          </table:table-cell>
          <table:table-cell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style-name="ce23" office:value-type="string">
            <text:p>Zapisz dane notatnika</text:p>
          </table:table-cell>
          <table:table-cell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row>
        <table:table-row table:style-name="ro5">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style-name="ce23" office:value-type="string">
            <text:p>Zapisz notatkę jako plik TXT</text:p>
          </table:table-cell>
          <table:table-cell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row>
        <table:table-row table:style-name="ro5">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office:value-type="string">
            <text:p>Zapis do</text:p>
          </table:table-cell>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row>
        <table:table-row table:style-name="ro5">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office:value-type="string">
            <text:p>Zrzut ekranu</text:p>
          </table:table-cell>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row>
        <table:table-row table:style-name="ro5">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office:value-type="string">
            <text:p>Alfabet</text:p>
          </table:table-cell>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style-name="ce23" office:value-type="string">
            <text:p>Alphabet</text:p>
          </table:table-cell>
          <table:table-cell table:style-name="ce23" office:value-type="string">
            <text:p>Alphabet</text:p>
          </table:table-cell>
          <table:table-cell table:style-name="ce24" office:value-type="string">
            <text:p>Азбук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office:value-type="string">
            <text:p>Scrollowany alfabet</text:p>
          </table:table-cell>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style-name="ce23" office:value-type="string">
            <text:p>Scrollbar Alphabet</text:p>
          </table:table-cell>
          <table:table-cell table:style-name="ce23" office:value-type="string">
            <text:p>Scrollbar Alphabet</text:p>
          </table:table-cell>
          <table:table-cell table:style-name="ce24" office:value-type="string">
            <text:p>Азбучен скролбар</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style-name="ce23" office:value-type="string">
            <text:p>Przejdź do kolekcji</text:p>
          </table:table-cell>
          <table:table-cell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row>
        <table:table-row table:style-name="ro5">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office:value-type="string">
            <text:p>Kontynuuj czytanie</text:p>
          </table:table-cell>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row>
        <table:table-row table:style-name="ro5">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style-name="ce23" office:value-type="string">
            <text:p>Usuń aktualny element</text:p>
          </table:table-cell>
          <table:table-cell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row>
        <table:table-row table:style-name="ro5">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style-name="ce23" office:value-type="string">
            <text:p>Przejdź do odręcznych notatek</text:p>
          </table:table-cell>
          <table:table-cell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row>
        <table:table-row table:style-name="ro5">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style-name="ce23" office:value-type="string">
            <text:p>Przejdź do gier</text:p>
          </table:table-cell>
          <table:table-cell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row>
        <table:table-row table:style-name="ro5">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office:value-type="string">
            <text:p>Przejdź do odsyłacza</text:p>
          </table:table-cell>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row>
        <table:table-row table:style-name="ro5">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style-name="ce23" office:value-type="string">
            <text:p>Uruchamianie akcji</text:p>
          </table:table-cell>
          <table:table-cell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row>
        <table:table-row table:style-name="ro5">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style-name="ce23" office:value-type="string">
            <text:p>Akcje</text:p>
          </table:table-cell>
          <table:table-cell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row>
        <table:table-row table:style-name="ro5">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style-name="ce23" office:value-type="string">
            <text:p>Przejdź do Więcej</text:p>
          </table:table-cell>
          <table:table-cell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row>
        <table:table-row table:style-name="ro5">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style-name="ce23" office:value-type="string">
            <text:p>Przejdź do muzyki</text:p>
          </table:table-cell>
          <table:table-cell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row>
        <table:table-row table:style-name="ro5">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style-name="ce23" office:value-type="string">
            <text:p>Przejdź do obrazków</text:p>
          </table:table-cell>
          <table:table-cell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row>
        <table:table-row table:style-name="ro5">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style-name="ce23" office:value-type="string">
            <text:p>Przybliżenie strony</text:p>
          </table:table-cell>
          <table:table-cell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row>
        <table:table-row table:style-name="ro5">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office:value-type="string">
            <text:p>Następny w historii</text:p>
          </table:table-cell>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row>
        <table:table-row table:style-name="ro5">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office:value-type="string">
            <text:p>Następna strona</text:p>
          </table:table-cell>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row>
        <table:table-row table:style-name="ro5">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office:value-type="string">
            <text:p>Następna piosenka</text:p>
          </table:table-cell>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row>
        <table:table-row table:style-name="ro5">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style-name="ce23" office:value-type="string">
            <text:p>Następna akcja</text:p>
          </table:table-cell>
          <table:table-cell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row>
        <table:table-row table:style-name="ro5">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style-name="ce23" office:value-type="string">
            <text:p>Przejdź do następnej notatki</text:p>
          </table:table-cell>
          <table:table-cell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row>
        <table:table-row table:style-name="ro5">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office:value-type="string">
            <text:p>Otwórz spis treści</text:p>
          </table:table-cell>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row>
        <table:table-row table:style-name="ro5">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office:value-type="string">
            <text:p>Otwórz listę notatek</text:p>
          </table:table-cell>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row>
        <table:table-row table:style-name="ro5">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style-name="ce23" office:value-type="string">
            <text:p>Pauza/Odtwarzanie audio</text:p>
          </table:table-cell>
          <table:table-cell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row>
        <table:table-row table:style-name="ro5">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style-name="ce23" office:value-type="string">
            <text:p>Przejdź do czasopism</text:p>
          </table:table-cell>
          <table:table-cell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row>
        <table:table-row table:style-name="ro5">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office:value-type="string">
            <text:p>Poprzedni w historii</text:p>
          </table:table-cell>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row>
        <table:table-row table:style-name="ro5">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office:value-type="string">
            <text:p>Poprzednia strona</text:p>
          </table:table-cell>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row>
        <table:table-row table:style-name="ro5">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office:value-type="string">
            <text:p>Poprzednia piosenka</text:p>
          </table:table-cell>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row>
        <table:table-row table:style-name="ro5">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style-name="ce23" office:value-type="string">
            <text:p>Odśwież ekran</text:p>
          </table:table-cell>
          <table:table-cell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row>
        <table:table-row table:style-name="ro5">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office:value-type="string">
            <text:p>Wyłącz</text:p>
          </table:table-cell>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row>
        <table:table-row table:style-name="ro5">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style-name="ce23" office:value-type="string">
            <text:p>Tryb uśpienia</text:p>
          </table:table-cell>
          <table:table-cell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style-name="ce23" office:value-type="string">
            <text:p>Przełączanie paska narzędzi notatek</text:p>
          </table:table-cell>
          <table:table-cell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row>
        <table:table-row table:style-name="ro5">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office:value-type="string">
            <text:p>Poprzednie menu (Powrót / Do góry)</text:p>
          </table:table-cell>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row>
        <table:table-row table:style-name="ro5">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office:value-type="string">
            <text:p>Otwórz opcje</text:p>
          </table:table-cell>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row>
        <table:table-row table:style-name="ro5">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office:value-type="string">
            <text:p>Przejdź do ekranu głównego</text:p>
          </table:table-cell>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row>
        <table:table-row table:style-name="ro5">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office:value-type="string">
            <text:p>Obrót</text:p>
          </table:table-cell>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row>
        <table:table-row table:style-name="ro5">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office:value-type="string">
            <text:p>Obrót 0°</text:p>
          </table:table-cell>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row>
        <table:table-row table:style-name="ro5">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office:value-type="string">
            <text:p>Obrót 90°</text:p>
          </table:table-cell>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row>
        <table:table-row table:style-name="ro5">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office:value-type="string">
            <text:p>Obrót 180°</text:p>
          </table:table-cell>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row>
        <table:table-row table:style-name="ro5">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office:value-type="string">
            <text:p>Obrót 270°</text:p>
          </table:table-cell>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row>
        <table:table-row table:style-name="ro5">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office:value-type="string">
            <text:p>Obrót w stronę przeciwną do wskazówek zegara</text:p>
          </table:table-cell>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row>
        <table:table-row table:style-name="ro5">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office:value-type="string">
            <text:p>Obrót w kierunku wskazówek zegara</text:p>
          </table:table-cell>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row>
        <table:table-row table:style-name="ro5">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office:value-type="string">
            <text:p>Szukaj</text:p>
          </table:table-cell>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row>
        <table:table-row table:style-name="ro5">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office:value-type="string">
            <text:p>Rozmiar</text:p>
          </table:table-cell>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row>
        <table:table-row table:style-name="ro5">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style-name="ce23" office:value-type="string">
            <text:p>Zakładki</text:p>
          </table:table-cell>
          <table:table-cell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row>
        <table:table-row table:style-name="ro5">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style-name="ce23" office:value-type="string">
            <text:p>Menu zakładek</text:p>
          </table:table-cell>
          <table:table-cell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row>
        <table:table-row table:style-name="ro5">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office:value-type="string">
            <text:p>Standardowe akcje</text:p>
          </table:table-cell>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row>
        <table:table-row table:style-name="ro5">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3"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4" table:style-name="ce24"/>
        </table:table-row>
        <table:table-row table:style-name="ro5">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style-name="ce23" office:value-type="string">
            <text:p>Czas automatycznego wyłączenia</text:p>
          </table:table-cell>
          <table:table-cell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row>
        <table:table-row table:style-name="ro5">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style-name="ce23" office:value-type="string">
            <text:p>Czas automatycznego uśpienia</text:p>
          </table:table-cell>
          <table:table-cell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row>
        <table:table-row table:style-name="ro5">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style-name="ce23" office:value-type="string">
            <text:p>Kolor tła</text:p>
          </table:table-cell>
          <table:table-cell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style-name="ce23" office:value-type="string">
            <text:p>Nie znaleziono własnego tekstu</text:p>
          </table:table-cell>
          <table:table-cell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row>
        <table:table-row table:style-name="ro5">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style-name="ce23" office:value-type="string">
            <text:p>Wyświetl wydarzenia w trybie uśpienia</text:p>
          </table:table-cell>
          <table:table-cell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row>
        <table:table-row table:style-name="ro5">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style-name="ce23" office:value-type="string">
            <text:p>Wyświetl ikony w trybie uśpienia</text:p>
          </table:table-cell>
          <table:table-cell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row>
        <table:table-row table:style-name="ro5">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style-name="ce23" office:value-type="string">
            <text:p>Wyświetl miniatury okładek w trybie uśpienia</text:p>
          </table:table-cell>
          <table:table-cell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style-name="ce23" office:value-type="string">
            <text:p>Wyświetl własny tekst w czasie uśpienia</text:p>
          </table:table-cell>
          <table:table-cell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row>
        <table:table-row table:style-name="ro5">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style-name="ce23" office:value-type="string">
            <text:p>Wyświetl wydarzenia w czasie wyłączania</text:p>
          </table:table-cell>
          <table:table-cell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row>
        <table:table-row table:style-name="ro5">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style-name="ce23" office:value-type="string">
            <text:p>Wyświetl ikonę w czasie wyłączania</text:p>
          </table:table-cell>
          <table:table-cell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row>
        <table:table-row table:style-name="ro5">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style-name="ce23" office:value-type="string">
            <text:p>Wyświetl miniatury okładek w czasie wyłączania</text:p>
          </table:table-cell>
          <table:table-cell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style-name="ce23" office:value-type="string">
            <text:p>Wyświetl własny tekst w czasie wyłączania</text:p>
          </table:table-cell>
          <table:table-cell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row>
        <table:table-row table:style-name="ro5">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35"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office:value-type="string">
            <text:p>Obraz dither</text:p>
          </table:table-cell>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row>
        <table:table-row table:style-name="ro5">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style-name="ce23" office:value-type="string">
            <text:p>Tryb transmisji danych</text:p>
          </table:table-cell>
          <table:table-cell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row>
        <table:table-row table:style-name="ro5">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style-name="ce23" office:value-type="string">
            <text:p>Skalowanie obrazów</text:p>
          </table:table-cell>
          <table:table-cell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row>
        <table:table-row table:style-name="ro5">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style-name="ce23" office:value-type="string">
            <text:p>Czytaj w czasie ładowania przez USB</text:p>
          </table:table-cell>
          <table:table-cell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row>
        <table:table-row table:style-name="ro5">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office:value-type="string">
            <text:p>Usypianie...</text:p>
          </table:table-cell>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style-name="ce23" office:value-type="string">
            <text:p>Obraz trybu uśpienia</text:p>
          </table:table-cell>
          <table:table-cell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row>
        <table:table-row table:style-name="ro5">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office:value-type="string">
            <text:p>Typ obrazu uśpienia</text:p>
          </table:table-cell>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row>
        <table:table-row table:style-name="ro5">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style-name="ce23" office:value-type="string">
            <text:p>Obraz wyłączenia</text:p>
          </table:table-cell>
          <table:table-cell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row>
        <table:table-row table:style-name="ro5">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style-name="ce23" office:value-type="string">
            <text:p>Typ obrazu wyłączenia</text:p>
          </table:table-cell>
          <table:table-cell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style-name="ce23" office:value-type="string">
            <text:p>Uśpienie/Wyłączenie</text:p>
          </table:table-cell>
          <table:table-cell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row>
        <table:table-row table:style-name="ro5">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style-name="ce23" office:value-type="string">
            <text:p>Okno trybu transferu USB</text:p>
          </table:table-cell>
          <table:table-cell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row>
        <table:table-row table:style-name="ro5">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style-name="ce23" office:value-type="string">
            <text:p>Pozwala na czytanie w trakcie ładowania urządzenia przez USB</text:p>
          </table:table-cell>
          <table:table-cell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row>
        <table:table-row table:style-name="ro5">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office:value-type="string">
            <text:p>Aktualny ekran</text:p>
          </table:table-cell>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row>
        <table:table-row table:style-name="ro5">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style-name="ce23" office:value-type="string">
            <text:p>Czarny ekran</text:p>
          </table:table-cell>
          <table:table-cell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row>
        <table:table-row table:style-name="ro5">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style-name="ce23" office:value-type="string">
            <text:p>Kalendarz i wydarzenia</text:p>
          </table:table-cell>
          <table:table-cell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row>
        <table:table-row table:style-name="ro5">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office:value-type="string">
            <text:p>Okładka aktualnie czytanej książki</text:p>
          </table:table-cell>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office:value-type="string">
            <text:p>Nie znaleziono własnego tekstu</text:p>
          </table:table-cell>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style-name="ce23" office:value-type="string">
            <text:p>Zachowaj proporcje</text:p>
          </table:table-cell>
          <table:table-cell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row>
        <table:table-row table:style-name="ro5">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style-name="ce23" office:value-type="string">
            <text:p>Funkcja standardowego uśpienia</text:p>
          </table:table-cell>
          <table:table-cell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row>
        <table:table-row table:style-name="ro5">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office:value-type="string">
            <text:p>Losowy obraz</text:p>
          </table:table-cell>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row>
        <table:table-row table:style-name="ro5">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style-name="ce23" office:value-type="string">
            <text:p>Rozciągnij, aby dopasować do rozmiarów ekranu</text:p>
          </table:table-cell>
          <table:table-cell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style-name="ce23" office:value-type="string">
            <text:p>Biały ekran</text:p>
          </table:table-cell>
          <table:table-cell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row>
        <table:table-row table:style-name="ro5">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style-name="ce23" office:value-type="string">
            <text:p>Następny rozdział</text:p>
          </table:table-cell>
          <table:table-cell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row>
        <table:table-row table:style-name="ro5">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style-name="ce23" office:value-type="string">
            <text:p>Poprzedni rozdział</text:p>
          </table:table-cell>
          <table:table-cell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office:value-type="string">
            <text:p>Pasek statusu</text:p>
          </table:table-cell>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row>
        <table:table-row table:style-name="ro5">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office:value-type="string">
            <text:p>Pokaż/Ukryj zegar</text:p>
          </table:table-cell>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row>
        <table:table-row table:style-name="ro5">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office:value-type="string">
            <text:p>Tryb zegara</text:p>
          </table:table-cell>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row>
        <table:table-row table:style-name="ro5">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office:value-type="string">
            <text:p>Styl zegara</text:p>
          </table:table-cell>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office:value-type="string">
            <text:p>Zegar</text:p>
          </table:table-cell>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row>
        <table:table-row table:style-name="ro5">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office:value-type="string">
            <text:p>12-godzinny</text:p>
          </table:table-cell>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row>
        <table:table-row table:style-name="ro5">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office:value-type="string">
            <text:p>24-godzinny</text:p>
          </table:table-cell>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row>
        <table:table-row table:style-name="ro5">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office:value-type="string">
            <text:p>Pokazywany tylko w menu</text:p>
          </table:table-cell>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row>
        <table:table-row table:style-name="ro5">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office:value-type="string">
            <text:p>Pokazywany tylko w trakcie czytania</text:p>
          </table:table-cell>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row>
        <table:table-row table:style-name="ro5">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sl. rodyklės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office:value-type="string">
            <text:p>Tryb indeksowania książek</text:p>
          </table:table-cell>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row>
        <table:table-row table:style-name="ro5">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sl. rodyklės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office:value-type="string">
            <text:p>Tryb indeksowania Menu</text:p>
          </table:table-cell>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row>
        <table:table-row table:style-name="ro5">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sl. rodyklės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office:value-type="string">
            <text:p>Styl indeksowania książek</text:p>
          </table:table-cell>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row>
        <table:table-row table:style-name="ro5">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sl. rodyklės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office:value-type="string">
            <text:p>Styl indeksowania menu</text:p>
          </table:table-cell>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row>
        <table:table-row table:style-name="ro5">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office:value-type="string">
            <text:p>Nigdy nie pokazuj</text:p>
          </table:table-cell>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row>
        <table:table-row table:style-name="ro5">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office:value-type="string">
            <text:p>Nie pokazuj na pojedynczych stronach</text:p>
          </table:table-cell>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style-name="ce23" office:value-type="string">
            <text:p>de</text:p>
          </table:table-cell>
          <table:table-cell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office:value-type="string">
            <text:p>z</text:p>
          </table:table-cell>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office:value-type="string">
            <text:p>Indeks stron</text:p>
          </table:table-cell>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row>
        <table:table-row table:style-name="ro5">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style-name="ce23" office:value-type="string">
            <text:p>5 / 100 (stron do następnego rozdziału)</text:p>
          </table:table-cell>
          <table:table-cell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row>
        <table:table-row table:style-name="ro5">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office:value-type="string">
            <text:p>5 / 100 (stron na minutę)</text:p>
          </table:table-cell>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row>
        <table:table-row table:style-name="ro5">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office:value-type="string">
            <text:p>5 / 100 (czas do końca)</text:p>
          </table:table-cell>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row>
        <table:table-row table:style-name="ro5">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 per min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office:value-type="string">
            <text:p>5 / 100 (stron na minutę / czas do końca)</text:p>
          </table:table-cell>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row>
        <table:table-row table:style-name="ro5">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office:value-type="string">
            <text:p>Latin</text:p>
          </table:table-cell>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style-name="ce23" office:value-type="string">
            <text:p>Latin</text:p>
          </table:table-cell>
          <table:table-cell table:style-name="ce23" office:value-type="string">
            <text:p>Latin</text:p>
          </table:table-cell>
          <table:table-cell table:style-name="ce23" office:value-type="string">
            <text:p>Latin</text:p>
          </table:table-cell>
          <table:table-cell table:style-name="ce24" office:value-type="string">
            <text:p>Латински</text:p>
          </table:table-cell>
          <table:table-cell table:number-columns-repeated="3" table:style-name="ce24"/>
        </table:table-row>
        <table:table-row table:style-name="ro5">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office:value-type="string">
            <text:p>Wymagany restart!</text:p>
          </table:table-cell>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row>
        <table:table-row table:style-name="ro5">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office:value-type="string">
            <text:p>Kodowanie książek TXT i RTF</text:p>
          </table:table-cell>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row>
        <table:table-row table:style-name="ro5">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office:value-type="string">
            <text:p>Rosyjski (Windows-1251)</text:p>
          </table:table-cell>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4" office:value-type="string">
            <text:p>Windows-1251</text:p>
          </table:table-cell>
          <table:table-cell table:number-columns-repeated="3" table:style-name="ce24"/>
        </table:table-row>
        <table:table-row table:style-name="ro5">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office:value-type="string">
            <text:p>Domyślna skala</text:p>
          </table:table-cell>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e</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e</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office:value-type="string">
            <text:p>(L) - duży rozmiar</text:p>
          </table:table-cell>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row>
        <table:table-row table:style-name="ro5">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office:value-type="string">
            <text:p>(M) - mały rozmiar</text:p>
          </table:table-cell>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row>
        <table:table-row table:style-name="ro5">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office:value-type="string">
            <text:p>(S) - mały rozmiar</text:p>
          </table:table-cell>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 apat.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 apat.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 virš.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 virš.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 / dvigubą bakst.</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style-name="ce23" office:value-type="string">
            <text:p>Aktywne własne ustawienia</text:p>
          </table:table-cell>
          <table:table-cell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row>
        <table:table-row table:style-name="ro5">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style-name="ce23" office:value-type="string">
            <text:p>Automatyczna zmiana strony</text:p>
          </table:table-cell>
          <table:table-cell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row>
        <table:table-row table:style-name="ro5">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office:value-type="string">
            <text:p>Przypisz do przycisku przywracania</text:p>
          </table:table-cell>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row>
        <table:table-row table:style-name="ro5">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3" table:style-name="ce23"/>
          <table:table-cell table:style-name="ce23" office:value-type="string">
            <text:p>Keisti šriftą</text:p>
          </table:table-cell>
          <table:table-cell table:style-name="ce23" office:value-type="string">
            <text:p>Canviar Font</text:p>
          </table:table-cell>
          <table:table-cell table:style-name="ce23"/>
          <table:table-cell table:style-name="ce23" office:value-type="string">
            <text:p>Wijzig lettertype</text:p>
          </table:table-cell>
          <table:table-cell table:style-name="ce23" office:value-type="string">
            <text:p>Zmień czcionkę</text:p>
          </table:table-cell>
          <table:table-cell table:style-name="ce23"/>
          <table:table-cell table:style-name="ce30"/>
          <table:table-cell table:style-name="ce23" office:value-type="string">
            <text:p>Изменить шриф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3" table:style-name="ce23"/>
          <table:table-cell table:style-name="ce23" office:value-type="string">
            <text:p>EPUB-formatavimas</text:p>
          </table:table-cell>
          <table:table-cell table:style-name="ce23" office:value-type="string">
            <text:p>EPUB-Format</text:p>
          </table:table-cell>
          <table:table-cell table:style-name="ce23"/>
          <table:table-cell table:style-name="ce23" office:value-type="string">
            <text:p>EPUB-opmaak</text:p>
          </table:table-cell>
          <table:table-cell table:style-name="ce23" office:value-type="string">
            <text:p>Formatowanie EPUB</text:p>
          </table:table-cell>
          <table:table-cell table:style-name="ce23"/>
          <table:table-cell table:style-name="ce30"/>
          <table:table-cell table:style-name="ce23" office:value-type="string">
            <text:p>EPUB форматировани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office:value-type="string">
            <text:p>Zmień jasność</text:p>
          </table:table-cell>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row>
        <table:table-row table:style-name="ro5">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office:value-type="string">
            <text:p>Zmień kontrast</text:p>
          </table:table-cell>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row>
        <table:table-row table:style-name="ro5">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office:value-type="string">
            <text:p>Własne ustawienia widoku</text:p>
          </table:table-cell>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row>
        <table:table-row table:style-name="ro5">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style-name="ce23" office:value-type="string">
            <text:p>BŁĄD: To nie jest liczba</text:p>
          </table:table-cell>
          <table:table-cell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row>
        <table:table-row table:style-name="ro5">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style-name="ce23" office:value-type="string">
            <text:p>BŁĄD: Liczba nie mieści się w przedziale</text:p>
          </table:table-cell>
          <table:table-cell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row>
        <table:table-row table:style-name="ro7">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3" table:style-name="ce23"/>
          <table:table-cell table:style-name="ce23" office:value-type="string">
            <text:p>Keičia EPUB stilių. Ši galimybė veiks ne su visomis knygomis. \nGali tekti koreguoti /database/system/PRSPlus/epub/extern.css ir pridėti daugiau CSS žymių.</text:p>
          </table:table-cell>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style-name="ce23" office:value-type="string">
            <text:p>Zmiana stylu EPUB. Ta opcja nie zmieni automatycznie styli wszystkich książek.\nMożesz dodać więcej tagów CSS w pliku /database/system/PRSPlus/epub/extern.css.</text:p>
          </table:table-cell>
          <table:table-cell table:style-name="ce23"/>
          <table:table-cell table:style-name="ce30"/>
          <table:table-cell table:style-name="ce23" office:value-type="string">
            <text:p>Изменение стилей EPUB. Функция изначально не будет работать во всех книгах.\nДля добаления CSS-стилей отредактируйте файл /database/system/PRSPlus/epub/extern.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style-name="ce23" office:value-type="string">
            <text:p>Pusta maska overlay, zamiast szarej</text:p>
          </table:table-cell>
          <table:table-cell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3" table:style-name="ce23"/>
          <table:table-cell table:style-name="ce23" office:value-type="string">
            <text:p>Ištrina CSS nuostatas. Reaktyvuoja originalų šriftų bei paragrafų formatą</text:p>
          </table:table-cell>
          <table:table-cell table:number-columns-repeated="2" table:style-name="ce23"/>
          <table:table-cell table:style-name="ce23" office:value-type="string">
            <text:p>Verwijder CSS-instelingen. Orginele opmaak gebruiken.</text:p>
          </table:table-cell>
          <table:table-cell table:style-name="ce23" office:value-type="string">
            <text:p>Usunięcie ustawień CSS. Przywraca domyślny wygląd układu oraz styl tekstu.</text:p>
          </table:table-cell>
          <table:table-cell table:style-name="ce23"/>
          <table:table-cell table:style-name="ce30"/>
          <table:table-cell table:style-name="ce23" office:value-type="string">
            <text:p>Отменяет настройки CSS-стилей, возвращая встроенное оформление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style-name="ce23" office:value-type="string">
            <text:p>Przycinanie marginesów</text:p>
          </table:table-cell>
          <table:table-cell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row>
        <table:table-row table:style-name="ro5">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style-name="ce23" office:value-type="string">
            <text:p>Przycinanie marginesów\n[2/9] utnik górę/dół\n[1/0] powiększ górę/dół\n[5/6] przesuń w prawo/lewo\n[CENTER] zastosuj\n[MENU] anuluj</text:p>
          </table:table-cell>
          <table:table-cell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row>
        <table:table-row table:style-name="ro5">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style-name="ce23" office:value-type="string">
            <text:p>Określ obszar przycinania w trybie portretowym</text:p>
          </table:table-cell>
          <table:table-cell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3" table:style-name="ce23"/>
          <table:table-cell table:style-name="ce23" office:value-type="string">
            <text:p>Daugiau CSS</text:p>
          </table:table-cell>
          <table:table-cell table:number-columns-repeated="2" table:style-name="ce23"/>
          <table:table-cell table:style-name="ce23" office:value-type="string">
            <text:p>Meer CSS</text:p>
          </table:table-cell>
          <table:table-cell table:style-name="ce23" office:value-type="string">
            <text:p>Więcej CSS</text:p>
          </table:table-cell>
          <table:table-cell table:style-name="ce23"/>
          <table:table-cell table:style-name="ce30"/>
          <table:table-cell table:style-name="ce23" office:value-type="string">
            <text:p>Другие 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style-name="ce23" office:value-type="string">
            <text:p>Brak odświeżenia przy zamykaniu nakłądki (overlay)</text:p>
          </table:table-cell>
          <table:table-cell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row>
        <table:table-row table:style-name="ro5">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style-name="ce23" office:value-type="string">
            <text:p>Działą tylko w trybie portretowym!</text:p>
          </table:table-cell>
          <table:table-cell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row>
        <table:table-row table:style-name="ro5">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style-name="ce23" office:value-type="string">
            <text:p>Działa tylko w długich dokumentach!</text:p>
          </table:table-cell>
          <table:table-cell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row>
        <table:table-row table:style-name="ro5">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office:value-type="string">
            <text:p>Kolor obramowania</text:p>
          </table:table-cell>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row>
        <table:table-row table:style-name="ro5">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3" table:style-name="ce24"/>
          <table:table-cell table:style-name="ce24" office:value-type="string">
            <text:p>Šrifto dydis</text:p>
          </table:table-cell>
          <table:table-cell table:number-columns-repeated="2" table:style-name="ce24"/>
          <table:table-cell table:style-name="ce24" office:value-type="string">
            <text:p>Letter formaat</text:p>
          </table:table-cell>
          <table:table-cell table:style-name="ce24" office:value-type="string">
            <text:p>Rozmiar czcionki</text:p>
          </table:table-cell>
          <table:table-cell table:number-columns-repeated="2" table:style-name="ce24"/>
          <table:table-cell table:style-name="ce33" office:value-type="string">
            <text:p>Размер шрифта</text:p>
          </table:table-cell>
          <table:table-cell table:number-columns-repeated="8" table:style-name="ce24"/>
        </table:table-row>
        <table:table-row table:style-name="ro5">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3" table:style-name="ce24"/>
          <table:table-cell table:style-name="ce24" office:value-type="string">
            <text:p>Atitraukimas</text:p>
          </table:table-cell>
          <table:table-cell table:number-columns-repeated="2" table:style-name="ce24"/>
          <table:table-cell table:style-name="ce24" office:value-type="string">
            <text:p>Inspringen</text:p>
          </table:table-cell>
          <table:table-cell table:style-name="ce24" office:value-type="string">
            <text:p>Wcięcie</text:p>
          </table:table-cell>
          <table:table-cell table:number-columns-repeated="2" table:style-name="ce24"/>
          <table:table-cell table:style-name="ce33" office:value-type="string">
            <text:p>Красная строка</text:p>
          </table:table-cell>
          <table:table-cell table:number-columns-repeated="8" table:style-name="ce24"/>
        </table:table-row>
        <table:table-row table:style-name="ro5">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3" table:style-name="ce24"/>
          <table:table-cell table:style-name="ce24" office:value-type="string">
            <text:p>Linijos aukštis</text:p>
          </table:table-cell>
          <table:table-cell table:number-columns-repeated="2" table:style-name="ce24"/>
          <table:table-cell table:style-name="ce24" office:value-type="string">
            <text:p>Regelhoogte</text:p>
          </table:table-cell>
          <table:table-cell table:style-name="ce24" office:value-type="string">
            <text:p>Wysokość linii</text:p>
          </table:table-cell>
          <table:table-cell table:number-columns-repeated="2" table:style-name="ce24"/>
          <table:table-cell table:style-name="ce33" office:value-type="string">
            <text:p>Интервал</text:p>
          </table:table-cell>
          <table:table-cell table:number-columns-repeated="8" table:style-name="ce24"/>
        </table:table-row>
        <table:table-row table:style-name="ro5">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office:value-type="string">
            <text:p>Nie pokazuj nakłądania się</text:p>
          </table:table-cell>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row>
        <table:table-row table:style-name="ro5">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3" table:style-name="ce24"/>
          <table:table-cell table:style-name="ce24" office:value-type="string">
            <text:p>Paraštės</text:p>
          </table:table-cell>
          <table:table-cell table:number-columns-repeated="2" table:style-name="ce24"/>
          <table:table-cell table:style-name="ce24" office:value-type="string">
            <text:p>Padding</text:p>
          </table:table-cell>
          <table:table-cell table:style-name="ce24" office:value-type="string">
            <text:p>Margines wewnętrzny (padding)</text:p>
          </table:table-cell>
          <table:table-cell table:number-columns-repeated="2" table:style-name="ce24"/>
          <table:table-cell table:style-name="ce33" office:value-type="string">
            <text:p>Отступ</text:p>
          </table:table-cell>
          <table:table-cell table:number-columns-repeated="8" table:style-name="ce24"/>
        </table:table-row>
        <table:table-row table:style-name="ro5">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3" table:style-name="ce24"/>
          <table:table-cell table:style-name="ce24" office:value-type="string">
            <text:p>Kraštai</text:p>
          </table:table-cell>
          <table:table-cell table:style-name="ce24" office:value-type="string">
            <text:p>Marges</text:p>
          </table:table-cell>
          <table:table-cell table:style-name="ce24"/>
          <table:table-cell table:style-name="ce24" office:value-type="string">
            <text:p>Marges</text:p>
          </table:table-cell>
          <table:table-cell table:style-name="ce24" office:value-type="string">
            <text:p>Margines</text:p>
          </table:table-cell>
          <table:table-cell table:number-columns-repeated="2" table:style-name="ce24"/>
          <table:table-cell table:style-name="ce33" office:value-type="string">
            <text:p>Поля</text:p>
          </table:table-cell>
          <table:table-cell table:number-columns-repeated="8" table:style-name="ce24"/>
        </table:table-row>
        <table:table-row table:style-name="ro5">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3" table:style-name="ce24"/>
          <table:table-cell table:style-name="ce24" office:value-type="string">
            <text:p>Lygiavimas</text:p>
          </table:table-cell>
          <table:table-cell table:style-name="ce24" office:value-type="string">
            <text:p>Alineació</text:p>
          </table:table-cell>
          <table:table-cell table:style-name="ce24"/>
          <table:table-cell table:style-name="ce24" office:value-type="string">
            <text:p>Uitlijning</text:p>
          </table:table-cell>
          <table:table-cell table:style-name="ce24" office:value-type="string">
            <text:p>Orientacja</text:p>
          </table:table-cell>
          <table:table-cell table:number-columns-repeated="2" table:style-name="ce24"/>
          <table:table-cell table:style-name="ce33" office:value-type="string">
            <text:p>Выравнивание</text:p>
          </table:table-cell>
          <table:table-cell table:number-columns-repeated="8" table:style-name="ce24"/>
        </table:table-row>
        <table:table-row table:style-name="ro5">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style-name="ce24" office:value-type="string">
            <text:p>Pusta maska nakładania</text:p>
          </table:table-cell>
          <table:table-cell table:number-columns-repeated="2" table:style-name="ce24"/>
          <table:table-cell table:style-name="ce33" office:value-type="string">
            <text:p>Прозр.маска наложения</text:p>
          </table:table-cell>
          <table:table-cell table:number-columns-repeated="8" table:style-name="ce24"/>
        </table:table-row>
        <table:table-row table:style-name="ro5">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style-name="ce24" office:value-type="string">
            <text:p>Zignoruj rozjaśnienie</text:p>
          </table:table-cell>
          <table:table-cell table:number-columns-repeated="2"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row>
        <table:table-row table:style-name="ro5">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style-name="ce24" office:value-type="string">
            <text:p>Zignoruj ściemnienie</text:p>
          </table:table-cell>
          <table:table-cell table:number-columns-repeated="2"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row>
        <table:table-row table:style-name="ro5">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style-name="ce24" office:value-type="string">
            <text:p>Zignoruj szczegóły</text:p>
          </table:table-cell>
          <table:table-cell table:number-columns-repeated="2"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row>
        <table:table-row table:style-name="ro5">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style-name="ce24" office:value-type="string">
            <text:p>Zignoruj oryginalne</text:p>
          </table:table-cell>
          <table:table-cell table:number-columns-repeated="2"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row>
        <table:table-row table:style-name="ro5">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style-name="ce24" office:value-type="string">
            <text:p>Zignoruj nasycenie</text:p>
          </table:table-cell>
          <table:table-cell table:number-columns-repeated="2"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3" table:style-name="ce24"/>
          <table:table-cell table:style-name="ce24" office:value-type="string">
            <text:p>Atstatyti</text:p>
          </table:table-cell>
          <table:table-cell table:style-name="ce24" office:value-type="string">
            <text:p>Restablir!</text:p>
          </table:table-cell>
          <table:table-cell table:style-name="ce24"/>
          <table:table-cell table:style-name="ce24" office:value-type="string">
            <text:p>Herstel!</text:p>
          </table:table-cell>
          <table:table-cell table:style-name="ce24" office:value-type="string">
            <text:p>Reset!</text:p>
          </table:table-cell>
          <table:table-cell table:number-columns-repeated="2" table:style-name="ce24"/>
          <table:table-cell table:style-name="ce33" office:value-type="string">
            <text:p>Сброс!</text:p>
          </table:table-cell>
          <table:table-cell table:number-columns-repeated="8" table:style-name="ce24"/>
        </table:table-row>
        <table:table-row table:style-name="ro5">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3" table:style-name="ce24"/>
          <table:table-cell table:style-name="ce24" office:value-type="string">
            <text:p>Atstatyti vartotojo CSS failą</text:p>
          </table:table-cell>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style-name="ce24" office:value-type="string">
            <text:p>Zresetowanie pliku CSS użytkownika</text:p>
          </table:table-cell>
          <table:table-cell table:number-columns-repeated="2" table:style-name="ce24"/>
          <table:table-cell table:style-name="ce33" office:value-type="string">
            <text:p>Отключить CSS-стили</text:p>
          </table:table-cell>
          <table:table-cell table:number-columns-repeated="8" table:style-name="ce24"/>
        </table:table-row>
        <table:table-row table:style-name="ro5">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style-name="ce24" office:value-type="string">
            <text:p>sekundy</text:p>
          </table:table-cell>
          <table:table-cell table:number-columns-repeated="2"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row>
        <table:table-row table:style-name="ro5">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style-name="ce24" office:value-type="string">
            <text:p>Pokazuj nadrzędne pozycje w spisie treści</text:p>
          </table:table-cell>
          <table:table-cell table:number-columns-repeated="2"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row>
        <table:table-row table:style-name="ro5">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style-name="ce24" office:value-type="string">
            <text:p>Przełączanie automatycznej zmiany stron</text:p>
          </table:table-cell>
          <table:table-cell table:number-columns-repeated="2"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row>
        <table:table-row table:style-name="ro5">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style-name="ce24" office:value-type="string">
            <text:p>Przełączanie trybu krajobrazowego</text:p>
          </table:table-cell>
          <table:table-cell table:number-columns-repeated="2"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row>
        <table:table-row table:style-name="ro5">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style-name="ce23" office:value-type="string">
            <text:p>Własene</text:p>
          </table:table-cell>
          <table:table-cell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office:value-type="string">
            <text:p>Wyłączony</text:p>
          </table:table-cell>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style-name="ce23" office:value-type="string">
            <text:p>Gris</text:p>
          </table:table-cell>
          <table:table-cell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office:value-type="string">
            <text:p>Szary</text:p>
          </table:table-cell>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office:value-type="string">
            <text:p>Włączony</text:p>
          </table:table-cell>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office:value-type="string">
            <text:p>Biały</text:p>
          </table:table-cell>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row>
        <table:table-row table:style-name="ro5">
          <table:table-cell table:style-name="ce24"/>
          <table:table-cell table:style-name="ce24" office:value-type="string">
            <text:p>GROUP_BOOK_FORMAT</text:p>
          </table:table-cell>
          <table:table-cell table:style-name="ce24" office:value-type="string">
            <text:p>Book Formatting</text:p>
          </table:table-cell>
          <table:table-cell table:style-name="ce23"/>
          <table:table-cell table:style-name="ce23" office:value-type="string">
            <text:p>Buchformatierung</text:p>
          </table:table-cell>
          <table:table-cell table:number-columns-repeated="5" table:style-name="ce23"/>
          <table:table-cell table:style-name="ce23" office:value-type="string">
            <text:p>Knygos formatavimas</text:p>
          </table:table-cell>
          <table:table-cell table:number-columns-repeated="2" table:style-name="ce23"/>
          <table:table-cell table:style-name="ce23" office:value-type="string">
            <text:p>Boek opmaak</text:p>
          </table:table-cell>
          <table:table-cell table:style-name="ce23" office:value-type="string">
            <text:p>Formatowanie książek</text:p>
          </table:table-cell>
          <table:table-cell table:style-name="ce23"/>
          <table:table-cell table:style-name="ce30"/>
          <table:table-cell table:style-name="ce23" office:value-type="string">
            <text:p>Форматирование книги</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style-name="ce23" office:value-type="string">
            <text:p>Funkcje wydajności</text:p>
          </table:table-cell>
          <table:table-cell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style-name="ce23" office:value-type="string">
            <text:p>Restart czytnika</text:p>
          </table:table-cell>
          <table:table-cell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DF_TITLE</text:p>
          </table:table-cell>
          <table:table-cell table:style-name="ce23" office:value-type="string">
            <text:p>Disk Free Info</text:p>
          </table:table-cell>
          <table:table-cell table:style-name="ce23"/>
          <table:table-cell table:style-name="ce23" office:value-type="string">
            <text:p>Freier Platz-Info</text:p>
          </table:table-cell>
          <table:table-cell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style-name="ce23" office:value-type="string">
            <text:p>Informacje o dysku</text:p>
          </table:table-cell>
          <table:table-cell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NTNFO_TITLE</text:p>
          </table:table-cell>
          <table:table-cell table:style-name="ce23" office:value-type="string">
            <text:p>Mount Info</text:p>
          </table:table-cell>
          <table:table-cell table:style-name="ce23"/>
          <table:table-cell table:style-name="ce23" office:value-type="string">
            <text:p>Mount-Info</text:p>
          </table:table-cell>
          <table:table-cell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style-name="ce23" office:value-type="string">
            <text:p>Informacje o montowaniu</text:p>
          </table:table-cell>
          <table:table-cell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style-name="ce23" office:value-type="string">
            <text:p>Opcje restartowania czytnika</text:p>
          </table:table-cell>
          <table:table-cell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style-name="ce23" office:value-type="string">
            <text:p>Synchronizacja pamięci</text:p>
          </table:table-cell>
          <table:table-cell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style-name="ce23" office:value-type="string">
            <text:p>Włącz synchronizacje pamięci</text:p>
          </table:table-cell>
          <table:table-cell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style-name="ce23" office:value-type="string">
            <text:p>Pokaż informacje o pamięci</text:p>
          </table:table-cell>
          <table:table-cell table:style-name="ce23"/>
          <table:table-cell table:style-name="ce30"/>
          <table:table-cell table:style-name="ce23" office:value-type="string">
            <text:p>Показа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style-name="ce23" office:value-type="string">
            <text:p>Włącz informacje o pamięci</text:p>
          </table:table-cell>
          <table:table-cell table:style-name="ce23"/>
          <table:table-cell table:style-name="ce30"/>
          <table:table-cell table:style-name="ce23" office:value-type="string">
            <text:p>Включи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style-name="ce23" office:value-type="string">
            <text:p>Funkcja wyłączona.\nWłącz opcje</text:p>
          </table:table-cell>
          <table:table-cell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EMINFO</text:p>
          </table:table-cell>
          <table:table-cell table:style-name="ce23" office:value-type="string">
            <text:p>See new book memdump.txt for mem-info</text:p>
          </table:table-cell>
          <table:table-cell table:style-name="ce23"/>
          <table:table-cell table:style-name="ce23" office:value-type="string">
            <text:p>Siehe neue memdump.txt für Speicher-Info</text:p>
          </table:table-cell>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style-name="ce23" office:value-type="string">
            <text:p>Zobacz plik memdump.txt nowej książki dla informacji pamięci</text:p>
          </table:table-cell>
          <table:table-cell table:style-name="ce23"/>
          <table:table-cell table:style-name="ce30"/>
          <table:table-cell table:style-name="ce23" office:value-type="string">
            <text:p>Результат в новой книге mem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FINFO</text:p>
          </table:table-cell>
          <table:table-cell table:style-name="ce23" office:value-type="string">
            <text:p>See new book dfdump.txt for free space-info</text:p>
          </table:table-cell>
          <table:table-cell table:style-name="ce23"/>
          <table:table-cell table:style-name="ce23" office:value-type="string">
            <text:p>Siehe neue dfdump.txt für Platz-Info</text:p>
          </table:table-cell>
          <table:table-cell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style-name="ce23" office:value-type="string">
            <text:p>Zobacz plik dfdump.txt nowej książki dla informacji o wolnej przstrzeni</text:p>
          </table:table-cell>
          <table:table-cell table:style-name="ce23"/>
          <table:table-cell table:style-name="ce30"/>
          <table:table-cell table:style-name="ce23" office:value-type="string">
            <text:p>Результат в новой книге df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NTINFO</text:p>
          </table:table-cell>
          <table:table-cell table:style-name="ce23" office:value-type="string">
            <text:p>See new book mntdump.txt for mount-info</text:p>
          </table:table-cell>
          <table:table-cell table:style-name="ce23"/>
          <table:table-cell table:style-name="ce23" office:value-type="string">
            <text:p>Siehe neue mntdump.txt für Mount-Info</text:p>
          </table:table-cell>
          <table:table-cell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style-name="ce23" office:value-type="string">
            <text:p>Zobacz plik mntdump.txt nowej książki dla informacji o montowaniu</text:p>
          </table:table-cell>
          <table:table-cell table:style-name="ce23"/>
          <table:table-cell table:style-name="ce30"/>
          <table:table-cell table:style-name="ce23" office:value-type="string">
            <text:p>Результат в новой книге mnt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style-name="ce23"/>
          <table:table-cell table:style-name="ce23" office:value-type="string">
            <text:p>Siehe neue memdump_update.txt\nfür aktualisierte Speicher.Info</text:p>
          </table:table-cell>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style-name="ce23" office:value-type="string">
            <text:p>Zobacz plik memdump_update.txt\nfor aktualizujący informacje o pamięci</text:p>
          </table:table-cell>
          <table:table-cell table:style-name="ce23"/>
          <table:table-cell table:style-name="ce30"/>
          <table:table-cell table:style-name="ce23" office:value-type="string">
            <text:p>Результат в новой книге memdump_update.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style-name="ce23" office:value-type="string">
            <text:p>Zyskaj wolną pamięć dzięki zapisowi starych danych na partycje swap</text:p>
          </table:table-cell>
          <table:table-cell table:style-name="ce23"/>
          <table:table-cell table:style-name="ce30"/>
          <table:table-cell table:style-name="ce23" office:value-type="string">
            <text:p>Освободить память, записав устаревшие данные в файл обмен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style-name="ce23"/>
          <table:table-cell table:style-name="ce23" office:value-type="string">
            <text:p>WARNUNG: Neustart erfolgt sofort, alle Daten im Speicher gehen verloren\nDies ist eine NOTFALL-Option, wenn es Probleme mit dem normalen Neustart gibt.\nDefault: Deaktiviert</text:p>
          </table:table-cell>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style-name="ce23" office:value-type="string">
            <text:p>OSTRZEŻENIE: Wybranie restartu powoduje automatyczne zrestartowanie czytnika. Wszystkie dane w pamięci zostaną utracone.\nJest to funkcja AWARYJNA, przewidziana wyłącznie, gdy standardowe wyłączenie jest niemożliwe. Domyślnie: wyłączone</text:p>
          </table:table-cell>
          <table:table-cell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DF</text:p>
          </table:table-cell>
          <table:table-cell table:style-name="ce23" office:value-type="string">
            <text:p>Enable free space information</text:p>
          </table:table-cell>
          <table:table-cell table:style-name="ce23"/>
          <table:table-cell table:style-name="ce23" office:value-type="string">
            <text:p>Informationen über freien Platz aktivieren.</text:p>
          </table:table-cell>
          <table:table-cell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style-name="ce23" office:value-type="string">
            <text:p>Włącz informacje o wolnej przestrzeni</text:p>
          </table:table-cell>
          <table:table-cell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NTINFO</text:p>
          </table:table-cell>
          <table:table-cell table:style-name="ce23" office:value-type="string">
            <text:p>Enable mount information</text:p>
          </table:table-cell>
          <table:table-cell table:style-name="ce23"/>
          <table:table-cell table:style-name="ce23" office:value-type="string">
            <text:p>Mount-Informationen aktivieren</text:p>
          </table:table-cell>
          <table:table-cell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primontuotų įrenginių duom.</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style-name="ce23" office:value-type="string">
            <text:p>Włącz informacje o montowaniu</text:p>
          </table:table-cell>
          <table:table-cell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REBOOT</text:p>
          </table:table-cell>
          <table:table-cell table:style-name="ce23" office:value-type="string">
            <text:p>Reader is rebooting.\nPlease stand by.</text:p>
          </table:table-cell>
          <table:table-cell table:style-name="ce23"/>
          <table:table-cell table:style-name="ce23" office:value-type="string">
            <text:p>Reader startet neu.\Bitte warten.</text:p>
          </table:table-cell>
          <table:table-cell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style-name="ce23" office:value-type="string">
            <text:p>Trwa restaty.\nProszę czekać.</text:p>
          </table:table-cell>
          <table:table-cell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y</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style-name="ce23" office:value-type="string">
            <text:p>Jeszcze nie zaimplementowany</text:p>
          </table:table-cell>
          <table:table-cell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Minesweeper</text:p>
          </table:table-cell>
          <table:table-cell table:style-name="ce23"/>
          <table:table-cell table:style-name="ce23" office:value-type="string">
            <text:p>Minesweeper</text:p>
          </table:table-cell>
          <table:table-cell table:number-columns-repeated="5" table:style-name="ce23"/>
          <table:table-cell table:style-name="ce23" office:value-type="string">
            <text:p>Minesweeper</text:p>
          </table:table-cell>
          <table:table-cell table:number-columns-repeated="2" table:style-name="ce23"/>
          <table:table-cell table:style-name="ce23" office:value-type="string">
            <text:p>Mijnenveger</text:p>
          </table:table-cell>
          <table:table-cell table:style-name="ce23" office:value-type="string">
            <text:p>Saper</text:p>
          </table:table-cell>
          <table:table-cell table:style-name="ce23"/>
          <table:table-cell table:style-name="ce30"/>
          <table:table-cell table:style-name="ce23" office:value-type="string">
            <text:p>Сапёр</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number-columns-repeated="5" table:style-name="ce23"/>
          <table:table-cell table:style-name="ce23" office:value-type="string">
            <text:p>Žaidimas</text:p>
          </table:table-cell>
          <table:table-cell table:number-columns-repeated="2" table:style-name="ce23"/>
          <table:table-cell table:style-name="ce23" office:value-type="string">
            <text:p>Spel</text:p>
          </table:table-cell>
          <table:table-cell table:style-name="ce23" office:value-type="string">
            <text:p>Gr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number-columns-repeated="5" table:style-name="ce23"/>
          <table:table-cell table:style-name="ce23" office:value-type="string">
            <text:p>Šachmatai</text:p>
          </table:table-cell>
          <table:table-cell table:number-columns-repeated="2" table:style-name="ce23"/>
          <table:table-cell table:style-name="ce23" office:value-type="string">
            <text:p>Schaken</text:p>
          </table:table-cell>
          <table:table-cell table:style-name="ce23" office:value-type="string">
            <text:p>Szachy</text:p>
          </table:table-cell>
          <table:table-cell table:style-name="ce23"/>
          <table:table-cell table:style-name="ce30"/>
          <table:table-cell table:style-name="ce23" office:value-type="string">
            <text:p>Шахма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number-columns-repeated="5" table:style-name="ce23"/>
          <table:table-cell table:style-name="ce23" office:value-type="string">
            <text:p>Stalo žaidimas</text:p>
          </table:table-cell>
          <table:table-cell table:number-columns-repeated="2" table:style-name="ce23"/>
          <table:table-cell table:style-name="ce23" office:value-type="string">
            <text:p>Bordspel</text:p>
          </table:table-cell>
          <table:table-cell table:style-name="ce23" office:value-type="string">
            <text:p>Gra planszow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P_TURN</text:p>
          </table:table-cell>
          <table:table-cell table:style-name="ce37" office:value-type="string">
            <text:p>s turn</text:p>
          </table:table-cell>
          <table:table-cell table:style-name="ce23"/>
          <table:table-cell table:style-name="ce23" office:value-type="string">
            <text:p>s Zug</text:p>
          </table:table-cell>
          <table:table-cell table:number-columns-repeated="5" table:style-name="ce23"/>
          <table:table-cell table:style-name="ce23" office:value-type="string">
            <text:p>s posūkis</text:p>
          </table:table-cell>
          <table:table-cell table:number-columns-repeated="2" table:style-name="ce23"/>
          <table:table-cell table:style-name="ce23" office:value-type="string">
            <text:p> aan zet</text:p>
          </table:table-cell>
          <table:table-cell table:style-name="ce23" office:value-type="string">
            <text:p>tura s</text:p>
          </table:table-cell>
          <table:table-cell table:style-name="ce23"/>
          <table:table-cell table:style-name="ce30"/>
          <table:table-cell table:style-name="ce23" office:value-type="string">
            <text:p>й хо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BLACK</text:p>
          </table:table-cell>
          <table:table-cell table:style-name="ce23" office:value-type="string">
            <text:p>Black</text:p>
          </table:table-cell>
          <table:table-cell table:style-name="ce23"/>
          <table:table-cell table:style-name="ce23" office:value-type="string">
            <text:p>Schwarz</text:p>
          </table:table-cell>
          <table:table-cell table:number-columns-repeated="5" table:style-name="ce23"/>
          <table:table-cell table:style-name="ce23" office:value-type="string">
            <text:p>Baltieji</text:p>
          </table:table-cell>
          <table:table-cell table:number-columns-repeated="2" table:style-name="ce23"/>
          <table:table-cell table:style-name="ce23" office:value-type="string">
            <text:p>Zwart</text:p>
          </table:table-cell>
          <table:table-cell table:style-name="ce23" office:value-type="string">
            <text:p>Czarne</text:p>
          </table:table-cell>
          <table:table-cell table:style-name="ce23"/>
          <table:table-cell table:style-name="ce30"/>
          <table:table-cell table:style-name="ce23" office:value-type="string">
            <text:p>Чёрн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WHITE</text:p>
          </table:table-cell>
          <table:table-cell table:style-name="ce23" office:value-type="string">
            <text:p>White</text:p>
          </table:table-cell>
          <table:table-cell table:style-name="ce23"/>
          <table:table-cell table:style-name="ce23" office:value-type="string">
            <text:p>Weiß</text:p>
          </table:table-cell>
          <table:table-cell table:number-columns-repeated="5" table:style-name="ce23"/>
          <table:table-cell table:style-name="ce23" office:value-type="string">
            <text:p>Juodieji</text:p>
          </table:table-cell>
          <table:table-cell table:number-columns-repeated="2" table:style-name="ce23"/>
          <table:table-cell table:style-name="ce23" office:value-type="string">
            <text:p>Wit</text:p>
          </table:table-cell>
          <table:table-cell table:style-name="ce23" office:value-type="string">
            <text:p>Białe</text:p>
          </table:table-cell>
          <table:table-cell table:style-name="ce23"/>
          <table:table-cell table:style-name="ce30"/>
          <table:table-cell table:style-name="ce23" office:value-type="string">
            <text:p>Бел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EW_GAME</text:p>
          </table:table-cell>
          <table:table-cell table:style-name="ce23" office:value-type="string">
            <text:p>New Game</text:p>
          </table:table-cell>
          <table:table-cell table:style-name="ce23"/>
          <table:table-cell table:style-name="ce23" office:value-type="string">
            <text:p>Neues Spiel</text:p>
          </table:table-cell>
          <table:table-cell table:number-columns-repeated="5" table:style-name="ce23"/>
          <table:table-cell table:style-name="ce23" office:value-type="string">
            <text:p>Naujas žaidimas</text:p>
          </table:table-cell>
          <table:table-cell table:number-columns-repeated="2" table:style-name="ce23"/>
          <table:table-cell table:style-name="ce23" office:value-type="string">
            <text:p>Nieuw spel</text:p>
          </table:table-cell>
          <table:table-cell table:style-name="ce23" office:value-type="string">
            <text:p>Nowa gra</text:p>
          </table:table-cell>
          <table:table-cell table:style-name="ce23"/>
          <table:table-cell table:style-name="ce30"/>
          <table:table-cell table:style-name="ce23" office:value-type="string">
            <text:p>Новая 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OLD_9</text:p>
          </table:table-cell>
          <table:table-cell table:style-name="ce23" office:value-type="string">
            <text:p>Hold 9</text:p>
          </table:table-cell>
          <table:table-cell table:style-name="ce23"/>
          <table:table-cell table:style-name="ce23" office:value-type="string">
            <text:p>Halte 9</text:p>
          </table:table-cell>
          <table:table-cell table:number-columns-repeated="5" table:style-name="ce23"/>
          <table:table-cell table:style-name="ce23" office:value-type="string">
            <text:p>Laikyti 9</text:p>
          </table:table-cell>
          <table:table-cell table:number-columns-repeated="2" table:style-name="ce23"/>
          <table:table-cell table:style-name="ce23" office:value-type="string">
            <text:p>9 lang</text:p>
          </table:table-cell>
          <table:table-cell table:style-name="ce23" office:value-type="string">
            <text:p>Przytrzymaj 9</text:p>
          </table:table-cell>
          <table:table-cell table:style-name="ce23"/>
          <table:table-cell table:style-name="ce30"/>
          <table:table-cell table:style-name="ce23" office:value-type="string">
            <text:p>Удерж.9</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text:p>
          </table:table-cell>
          <table:table-cell table:style-name="ce23" office:value-type="string">
            <text:p>king is in check!</text:p>
          </table:table-cell>
          <table:table-cell table:style-name="ce23"/>
          <table:table-cell table:style-name="ce23" office:value-type="string">
            <text:p>Schach!</text:p>
          </table:table-cell>
          <table:table-cell table:number-columns-repeated="5" table:style-name="ce23"/>
          <table:table-cell table:style-name="ce23" office:value-type="string">
            <text:p>karaliui šachas!</text:p>
          </table:table-cell>
          <table:table-cell table:number-columns-repeated="2" table:style-name="ce23"/>
          <table:table-cell table:style-name="ce23" office:value-type="string">
            <text:p>koning staat schaak</text:p>
          </table:table-cell>
          <table:table-cell table:style-name="ce23" office:value-type="string">
            <text:p>Szach</text:p>
          </table:table-cell>
          <table:table-cell table:style-name="ce23"/>
          <table:table-cell table:style-name="ce30"/>
          <table:table-cell table:style-name="ce23" office:value-type="string">
            <text:p>шах!</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AS_BLACK</text:p>
          </table:table-cell>
          <table:table-cell table:style-name="ce23" office:value-type="string">
            <text:p>As Black</text:p>
          </table:table-cell>
          <table:table-cell table:style-name="ce23"/>
          <table:table-cell table:style-name="ce23" office:value-type="string">
            <text:p>Als Schwarz</text:p>
          </table:table-cell>
          <table:table-cell table:number-columns-repeated="5" table:style-name="ce23"/>
          <table:table-cell table:style-name="ce23" office:value-type="string">
            <text:p>Juodaisiais</text:p>
          </table:table-cell>
          <table:table-cell table:number-columns-repeated="2" table:style-name="ce23"/>
          <table:table-cell table:style-name="ce23" office:value-type="string">
            <text:p>Als zwart</text:p>
          </table:table-cell>
          <table:table-cell table:style-name="ce23" office:value-type="string">
            <text:p>Jako czarne</text:p>
          </table:table-cell>
          <table:table-cell table:style-name="ce23"/>
          <table:table-cell table:style-name="ce30"/>
          <table:table-cell table:style-name="ce23" office:value-type="string">
            <text:p>Чёрным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MATE</text:p>
          </table:table-cell>
          <table:table-cell table:style-name="ce23" office:value-type="string">
            <text:p>checkmate</text:p>
          </table:table-cell>
          <table:table-cell table:style-name="ce23"/>
          <table:table-cell table:style-name="ce23" office:value-type="string">
            <text:p>Schachmatt</text:p>
          </table:table-cell>
          <table:table-cell table:number-columns-repeated="5" table:style-name="ce23"/>
          <table:table-cell table:style-name="ce23" office:value-type="string">
            <text:p>Matas</text:p>
          </table:table-cell>
          <table:table-cell table:number-columns-repeated="2" table:style-name="ce23"/>
          <table:table-cell table:style-name="ce23" office:value-type="string">
            <text:p>schaakmat</text:p>
          </table:table-cell>
          <table:table-cell table:style-name="ce23" office:value-type="string">
            <text:p>Szach mat!</text:p>
          </table:table-cell>
          <table:table-cell table:style-name="ce23"/>
          <table:table-cell table:style-name="ce30"/>
          <table:table-cell table:style-name="ce23" office:value-type="string">
            <text:p>шах и ма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TALEMATE</text:p>
          </table:table-cell>
          <table:table-cell table:style-name="ce23" office:value-type="string">
            <text:p>stalemate</text:p>
          </table:table-cell>
          <table:table-cell table:style-name="ce23"/>
          <table:table-cell table:style-name="ce23" office:value-type="string">
            <text:p>Patt</text:p>
          </table:table-cell>
          <table:table-cell table:number-columns-repeated="5" table:style-name="ce23"/>
          <table:table-cell table:style-name="ce23" office:value-type="string">
            <text:p>Patas</text:p>
          </table:table-cell>
          <table:table-cell table:number-columns-repeated="2" table:style-name="ce23"/>
          <table:table-cell table:style-name="ce23" office:value-type="string">
            <text:p>pat</text:p>
          </table:table-cell>
          <table:table-cell table:style-name="ce23" office:value-type="string">
            <text:p>Pat</text:p>
          </table:table-cell>
          <table:table-cell table:style-name="ce23"/>
          <table:table-cell table:style-name="ce30"/>
          <table:table-cell table:style-name="ce23" office:value-type="string">
            <text:p>пат</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number-columns-repeated="5" table:style-name="ce23"/>
          <table:table-cell table:style-name="ce23" office:value-type="string">
            <text:p>Penki eilėje</text:p>
          </table:table-cell>
          <table:table-cell table:number-columns-repeated="2" table:style-name="ce23"/>
          <table:table-cell table:style-name="ce23" office:value-type="string">
            <text:p>Vijf op een rij</text:p>
          </table:table-cell>
          <table:table-cell table:style-name="ce23" office:value-type="string">
            <text:p>Pięć w rzędzie</text:p>
          </table:table-cell>
          <table:table-cell table:style-name="ce23"/>
          <table:table-cell table:style-name="ce30"/>
          <table:table-cell table:style-name="ce23" office:value-type="string">
            <text:p>Пять в ря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e the first to get a row of five</text:p>
          </table:table-cell>
          <table:table-cell table:style-name="ce23"/>
          <table:table-cell table:style-name="ce23" office:value-type="string">
            <text:p>Schaffe zuerst 5 in einer Reihe</text:p>
          </table:table-cell>
          <table:table-cell table:number-columns-repeated="5" table:style-name="ce23"/>
          <table:table-cell table:style-name="ce23" office:value-type="string">
            <text:p>Pirmas sudėkite penkis vienoje eilėje</text:p>
          </table:table-cell>
          <table:table-cell table:number-columns-repeated="2" table:style-name="ce23"/>
          <table:table-cell table:style-name="ce23" office:value-type="string">
            <text:p>Krijg als eerste 5 op een rij</text:p>
          </table:table-cell>
          <table:table-cell table:style-name="ce23" office:value-type="string">
            <text:p>Bądź pierwszym, który ułoży pięć w jednym rzędzie</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office:value-type="string">
            <text:p>książki,1 książka,Brak książek</text:p>
          </table:table-cell>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style-name="ce23" office:value-type="string">
            <text:p>kolekcje,1 kolekcja,Brak kolekcji</text:p>
          </table:table-cell>
          <table:table-cell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row>
        <table:table-row table:style-name="ro5">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office:value-type="string">
            <text:p>ustawienia,1 ustawienie,Brak ustawień</text:p>
          </table:table-cell>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row>
        <table:table-row table:style-name="ro5">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style-name="ce23" office:value-type="string">
            <text:p>elementy,1 element,Brak elementów</text:p>
          </table:table-cell>
          <table:table-cell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row>
        <table:table-row table:style-name="ro5">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style-name="ce23" office:value-type="string">
            <text:p>minuty,1 minuta,0 minut</text:p>
          </table:table-cell>
          <table:table-cell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row>
        <table:table-row table:style-name="ro5">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style-name="ce23" office:value-type="string">
            <text:p>godziny,1 godzina,0 godzin</text:p>
          </table:table-cell>
          <table:table-cell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row>
        <table:table-row table:style-name="ro5">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style-name="ce23" office:value-type="string">
            <text:p>sekundy, 1 sekunda, 0 sekund</text:p>
          </table:table-cell>
          <table:table-cell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
      <table:named-expressions>
        <table:named-expression table:name="yskpwgo13qjo" table:base-cell-address="$PRS+.$A$1" table:expression="['PR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adme" style:display-name="PageStyle_Readme" style:page-layout-name="pm1">
      <style:header style:display="false"/>
      <style:header-left style:display="false"/>
      <style:footer style:display="false"/>
      <style:footer-left style:display="false"/>
    </style:master-page>
    <style:master-page style:name="PageStyle_5f_PRS+" style:display-name="PageStyle_PRS+" style:page-layout-name="pm2">
      <style:header style:display="false"/>
      <style:header-left style:display="false"/>
      <style:footer style:display="false"/>
      <style:footer-left style:display="false"/>
    </style:master-page>
  </office:master-styles>
</office:document-styles>
</file>